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78.72pt" svg:height="254.92pt" svg:x="131.1pt" svg:y="3.2pt">
            <loext:p draw:notify-on-update-of-ranges="Sheet1.B1:Sheet1.B5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float" office:value="43360" calcext:value-type="float">
            <text:p>43360</text:p>
          </table:table-cell>
        </table:table-row>
        <table:table-row table:style-name="ro1">
          <table:table-cell/>
          <table:table-cell office:value-type="float" office:value="21579" calcext:value-type="float">
            <text:p>21579</text:p>
          </table:table-cell>
        </table:table-row>
        <table:table-row table:style-name="ro1">
          <table:table-cell/>
          <table:table-cell office:value-type="float" office:value="16311" calcext:value-type="float">
            <text:p>16311</text:p>
          </table:table-cell>
        </table:table-row>
        <table:table-row table:style-name="ro1">
          <table:table-cell/>
          <table:table-cell office:value-type="float" office:value="15545" calcext:value-type="float">
            <text:p>15545</text:p>
          </table:table-cell>
        </table:table-row>
        <table:table-row table:style-name="ro1">
          <table:table-cell/>
          <table:table-cell office:value-type="float" office:value="15684" calcext:value-type="float">
            <text:p>15684</text:p>
          </table:table-cell>
        </table:table-row>
        <table:table-row table:style-name="ro1">
          <table:table-cell/>
          <table:table-cell office:value-type="float" office:value="15947" calcext:value-type="float">
            <text:p>15947</text:p>
          </table:table-cell>
        </table:table-row>
        <table:table-row table:style-name="ro1">
          <table:table-cell/>
          <table:table-cell office:value-type="float" office:value="16565" calcext:value-type="float">
            <text:p>16565</text:p>
          </table:table-cell>
        </table:table-row>
        <table:table-row table:style-name="ro1">
          <table:table-cell/>
          <table:table-cell office:value-type="float" office:value="15962" calcext:value-type="float">
            <text:p>15962</text:p>
          </table:table-cell>
        </table:table-row>
        <table:table-row table:style-name="ro1">
          <table:table-cell/>
          <table:table-cell office:value-type="float" office:value="14611" calcext:value-type="float">
            <text:p>14611</text:p>
          </table:table-cell>
        </table:table-row>
        <table:table-row table:style-name="ro1">
          <table:table-cell/>
          <table:table-cell office:value-type="float" office:value="15276" calcext:value-type="float">
            <text:p>15276</text:p>
          </table:table-cell>
        </table:table-row>
        <table:table-row table:style-name="ro1">
          <table:table-cell/>
          <table:table-cell office:value-type="float" office:value="15109" calcext:value-type="float">
            <text:p>15109</text:p>
          </table:table-cell>
        </table:table-row>
        <table:table-row table:style-name="ro1">
          <table:table-cell/>
          <table:table-cell office:value-type="float" office:value="15465" calcext:value-type="float">
            <text:p>15465</text:p>
          </table:table-cell>
        </table:table-row>
        <table:table-row table:style-name="ro1">
          <table:table-cell/>
          <table:table-cell office:value-type="float" office:value="17294" calcext:value-type="float">
            <text:p>17294</text:p>
          </table:table-cell>
        </table:table-row>
        <table:table-row table:style-name="ro1">
          <table:table-cell/>
          <table:table-cell office:value-type="float" office:value="15827" calcext:value-type="float">
            <text:p>15827</text:p>
          </table:table-cell>
        </table:table-row>
        <table:table-row table:style-name="ro1">
          <table:table-cell/>
          <table:table-cell office:value-type="float" office:value="16186" calcext:value-type="float">
            <text:p>16186</text:p>
          </table:table-cell>
        </table:table-row>
        <table:table-row table:style-name="ro1">
          <table:table-cell/>
          <table:table-cell office:value-type="float" office:value="16002" calcext:value-type="float">
            <text:p>16002</text:p>
          </table:table-cell>
        </table:table-row>
        <table:table-row table:style-name="ro1">
          <table:table-cell/>
          <table:table-cell office:value-type="float" office:value="14952" calcext:value-type="float">
            <text:p>14952</text:p>
          </table:table-cell>
        </table:table-row>
        <table:table-row table:style-name="ro1">
          <table:table-cell/>
          <table:table-cell office:value-type="float" office:value="16306" calcext:value-type="float">
            <text:p>16306</text:p>
          </table:table-cell>
        </table:table-row>
        <table:table-row table:style-name="ro1">
          <table:table-cell/>
          <table:table-cell office:value-type="float" office:value="15219" calcext:value-type="float">
            <text:p>15219</text:p>
          </table:table-cell>
        </table:table-row>
        <table:table-row table:style-name="ro1">
          <table:table-cell/>
          <table:table-cell office:value-type="float" office:value="16398" calcext:value-type="float">
            <text:p>16398</text:p>
          </table:table-cell>
        </table:table-row>
        <table:table-row table:style-name="ro1">
          <table:table-cell/>
          <table:table-cell office:value-type="float" office:value="15028" calcext:value-type="float">
            <text:p>15028</text:p>
          </table:table-cell>
        </table:table-row>
        <table:table-row table:style-name="ro1">
          <table:table-cell/>
          <table:table-cell office:value-type="float" office:value="15897" calcext:value-type="float">
            <text:p>15897</text:p>
          </table:table-cell>
        </table:table-row>
        <table:table-row table:style-name="ro1">
          <table:table-cell/>
          <table:table-cell office:value-type="float" office:value="15737" calcext:value-type="float">
            <text:p>15737</text:p>
          </table:table-cell>
        </table:table-row>
        <table:table-row table:style-name="ro1">
          <table:table-cell/>
          <table:table-cell office:value-type="float" office:value="16742" calcext:value-type="float">
            <text:p>16742</text:p>
          </table:table-cell>
        </table:table-row>
        <table:table-row table:style-name="ro1">
          <table:table-cell/>
          <table:table-cell office:value-type="float" office:value="15763" calcext:value-type="float">
            <text:p>15763</text:p>
          </table:table-cell>
        </table:table-row>
        <table:table-row table:style-name="ro1">
          <table:table-cell/>
          <table:table-cell office:value-type="float" office:value="14869" calcext:value-type="float">
            <text:p>14869</text:p>
          </table:table-cell>
        </table:table-row>
        <table:table-row table:style-name="ro1">
          <table:table-cell/>
          <table:table-cell office:value-type="float" office:value="15515" calcext:value-type="float">
            <text:p>15515</text:p>
          </table:table-cell>
        </table:table-row>
        <table:table-row table:style-name="ro1">
          <table:table-cell/>
          <table:table-cell office:value-type="float" office:value="15646" calcext:value-type="float">
            <text:p>15646</text:p>
          </table:table-cell>
        </table:table-row>
        <table:table-row table:style-name="ro1">
          <table:table-cell/>
          <table:table-cell office:value-type="float" office:value="15549" calcext:value-type="float">
            <text:p>15549</text:p>
          </table:table-cell>
        </table:table-row>
        <table:table-row table:style-name="ro1">
          <table:table-cell/>
          <table:table-cell office:value-type="float" office:value="17483" calcext:value-type="float">
            <text:p>17483</text:p>
          </table:table-cell>
        </table:table-row>
        <table:table-row table:style-name="ro1">
          <table:table-cell/>
          <table:table-cell office:value-type="float" office:value="15423" calcext:value-type="float">
            <text:p>15423</text:p>
          </table:table-cell>
        </table:table-row>
        <table:table-row table:style-name="ro1">
          <table:table-cell/>
          <table:table-cell office:value-type="float" office:value="15735" calcext:value-type="float">
            <text:p>15735</text:p>
          </table:table-cell>
        </table:table-row>
        <table:table-row table:style-name="ro1">
          <table:table-cell/>
          <table:table-cell office:value-type="float" office:value="15007" calcext:value-type="float">
            <text:p>15007</text:p>
          </table:table-cell>
        </table:table-row>
        <table:table-row table:style-name="ro1">
          <table:table-cell/>
          <table:table-cell office:value-type="float" office:value="15959" calcext:value-type="float">
            <text:p>15959</text:p>
          </table:table-cell>
        </table:table-row>
        <table:table-row table:style-name="ro1">
          <table:table-cell/>
          <table:table-cell office:value-type="float" office:value="17604" calcext:value-type="float">
            <text:p>17604</text:p>
          </table:table-cell>
        </table:table-row>
        <table:table-row table:style-name="ro1">
          <table:table-cell/>
          <table:table-cell office:value-type="float" office:value="15349" calcext:value-type="float">
            <text:p>15349</text:p>
          </table:table-cell>
        </table:table-row>
        <table:table-row table:style-name="ro1">
          <table:table-cell/>
          <table:table-cell office:value-type="float" office:value="15171" calcext:value-type="float">
            <text:p>15171</text:p>
          </table:table-cell>
        </table:table-row>
        <table:table-row table:style-name="ro1">
          <table:table-cell/>
          <table:table-cell office:value-type="float" office:value="14587" calcext:value-type="float">
            <text:p>14587</text:p>
          </table:table-cell>
        </table:table-row>
        <table:table-row table:style-name="ro1">
          <table:table-cell/>
          <table:table-cell office:value-type="float" office:value="16274" calcext:value-type="float">
            <text:p>16274</text:p>
          </table:table-cell>
        </table:table-row>
        <table:table-row table:style-name="ro1">
          <table:table-cell/>
          <table:table-cell office:value-type="float" office:value="17335" calcext:value-type="float">
            <text:p>17335</text:p>
          </table:table-cell>
        </table:table-row>
        <table:table-row table:style-name="ro1">
          <table:table-cell/>
          <table:table-cell office:value-type="float" office:value="16103" calcext:value-type="float">
            <text:p>16103</text:p>
          </table:table-cell>
        </table:table-row>
        <table:table-row table:style-name="ro1">
          <table:table-cell/>
          <table:table-cell office:value-type="float" office:value="17016" calcext:value-type="float">
            <text:p>17016</text:p>
          </table:table-cell>
        </table:table-row>
        <table:table-row table:style-name="ro1">
          <table:table-cell/>
          <table:table-cell office:value-type="float" office:value="14885" calcext:value-type="float">
            <text:p>14885</text:p>
          </table:table-cell>
        </table:table-row>
        <table:table-row table:style-name="ro1">
          <table:table-cell/>
          <table:table-cell office:value-type="float" office:value="15716" calcext:value-type="float">
            <text:p>15716</text:p>
          </table:table-cell>
        </table:table-row>
        <table:table-row table:style-name="ro1">
          <table:table-cell/>
          <table:table-cell office:value-type="float" office:value="14770" calcext:value-type="float">
            <text:p>14770</text:p>
          </table:table-cell>
        </table:table-row>
        <table:table-row table:style-name="ro1">
          <table:table-cell/>
          <table:table-cell office:value-type="float" office:value="20503" calcext:value-type="float">
            <text:p>20503</text:p>
          </table:table-cell>
        </table:table-row>
        <table:table-row table:style-name="ro1">
          <table:table-cell/>
          <table:table-cell office:value-type="float" office:value="16605" calcext:value-type="float">
            <text:p>16605</text:p>
          </table:table-cell>
        </table:table-row>
        <table:table-row table:style-name="ro1">
          <table:table-cell/>
          <table:table-cell office:value-type="float" office:value="15298" calcext:value-type="float">
            <text:p>15298</text:p>
          </table:table-cell>
        </table:table-row>
        <table:table-row table:style-name="ro1">
          <table:table-cell/>
          <table:table-cell office:value-type="float" office:value="15020" calcext:value-type="float">
            <text:p>15020</text:p>
          </table:table-cell>
        </table:table-row>
        <table:table-row table:style-name="ro1">
          <table:table-cell/>
          <table:table-cell office:value-type="float" office:value="16022" calcext:value-type="float">
            <text:p>16022</text:p>
          </table:table-cell>
        </table:table-row>
        <table:table-row table:style-name="ro1">
          <table:table-cell/>
          <table:table-cell office:value-type="float" office:value="17726" calcext:value-type="float">
            <text:p>17726</text:p>
          </table:table-cell>
        </table:table-row>
        <table:table-row table:style-name="ro1">
          <table:table-cell/>
          <table:table-cell office:value-type="float" office:value="16592" calcext:value-type="float">
            <text:p>16592</text:p>
          </table:table-cell>
        </table:table-row>
        <table:table-row table:style-name="ro1">
          <table:table-cell/>
          <table:table-cell office:value-type="float" office:value="15149" calcext:value-type="float">
            <text:p>15149</text:p>
          </table:table-cell>
        </table:table-row>
        <table:table-row table:style-name="ro1">
          <table:table-cell/>
          <table:table-cell office:value-type="float" office:value="15390" calcext:value-type="float">
            <text:p>15390</text:p>
          </table:table-cell>
        </table:table-row>
        <table:table-row table:style-name="ro1">
          <table:table-cell/>
          <table:table-cell office:value-type="float" office:value="14797" calcext:value-type="float">
            <text:p>14797</text:p>
          </table:table-cell>
        </table:table-row>
        <table:table-row table:style-name="ro1">
          <table:table-cell/>
          <table:table-cell office:value-type="float" office:value="15122" calcext:value-type="float">
            <text:p>15122</text:p>
          </table:table-cell>
        </table:table-row>
        <table:table-row table:style-name="ro1">
          <table:table-cell/>
          <table:table-cell office:value-type="float" office:value="17166" calcext:value-type="float">
            <text:p>17166</text:p>
          </table:table-cell>
        </table:table-row>
        <table:table-row table:style-name="ro1">
          <table:table-cell/>
          <table:table-cell office:value-type="float" office:value="14339" calcext:value-type="float">
            <text:p>14339</text:p>
          </table:table-cell>
        </table:table-row>
        <table:table-row table:style-name="ro1">
          <table:table-cell/>
          <table:table-cell office:value-type="float" office:value="15862" calcext:value-type="float">
            <text:p>15862</text:p>
          </table:table-cell>
        </table:table-row>
        <table:table-row table:style-name="ro1">
          <table:table-cell/>
          <table:table-cell office:value-type="float" office:value="15187" calcext:value-type="float">
            <text:p>15187</text:p>
          </table:table-cell>
        </table:table-row>
        <table:table-row table:style-name="ro1">
          <table:table-cell/>
          <table:table-cell office:value-type="float" office:value="15157" calcext:value-type="float">
            <text:p>15157</text:p>
          </table:table-cell>
        </table:table-row>
        <table:table-row table:style-name="ro1">
          <table:table-cell/>
          <table:table-cell office:value-type="float" office:value="15515" calcext:value-type="float">
            <text:p>15515</text:p>
          </table:table-cell>
        </table:table-row>
        <table:table-row table:style-name="ro1">
          <table:table-cell/>
          <table:table-cell office:value-type="float" office:value="15746" calcext:value-type="float">
            <text:p>15746</text:p>
          </table:table-cell>
        </table:table-row>
        <table:table-row table:style-name="ro1">
          <table:table-cell/>
          <table:table-cell office:value-type="float" office:value="16613" calcext:value-type="float">
            <text:p>16613</text:p>
          </table:table-cell>
        </table:table-row>
        <table:table-row table:style-name="ro1">
          <table:table-cell/>
          <table:table-cell office:value-type="float" office:value="16233" calcext:value-type="float">
            <text:p>16233</text:p>
          </table:table-cell>
        </table:table-row>
        <table:table-row table:style-name="ro1">
          <table:table-cell/>
          <table:table-cell office:value-type="float" office:value="15155" calcext:value-type="float">
            <text:p>15155</text:p>
          </table:table-cell>
        </table:table-row>
        <table:table-row table:style-name="ro1">
          <table:table-cell/>
          <table:table-cell office:value-type="float" office:value="14426" calcext:value-type="float">
            <text:p>14426</text:p>
          </table:table-cell>
        </table:table-row>
        <table:table-row table:style-name="ro1">
          <table:table-cell/>
          <table:table-cell office:value-type="float" office:value="17673" calcext:value-type="float">
            <text:p>17673</text:p>
          </table:table-cell>
        </table:table-row>
        <table:table-row table:style-name="ro1">
          <table:table-cell/>
          <table:table-cell office:value-type="float" office:value="15337" calcext:value-type="float">
            <text:p>15337</text:p>
          </table:table-cell>
        </table:table-row>
        <table:table-row table:style-name="ro1">
          <table:table-cell/>
          <table:table-cell office:value-type="float" office:value="16294" calcext:value-type="float">
            <text:p>16294</text:p>
          </table:table-cell>
        </table:table-row>
        <table:table-row table:style-name="ro1">
          <table:table-cell/>
          <table:table-cell office:value-type="float" office:value="16018" calcext:value-type="float">
            <text:p>16018</text:p>
          </table:table-cell>
        </table:table-row>
        <table:table-row table:style-name="ro1">
          <table:table-cell/>
          <table:table-cell office:value-type="float" office:value="15041" calcext:value-type="float">
            <text:p>15041</text:p>
          </table:table-cell>
        </table:table-row>
        <table:table-row table:style-name="ro1">
          <table:table-cell/>
          <table:table-cell office:value-type="float" office:value="17003" calcext:value-type="float">
            <text:p>17003</text:p>
          </table:table-cell>
        </table:table-row>
        <table:table-row table:style-name="ro1">
          <table:table-cell/>
          <table:table-cell office:value-type="float" office:value="15552" calcext:value-type="float">
            <text:p>15552</text:p>
          </table:table-cell>
        </table:table-row>
        <table:table-row table:style-name="ro1">
          <table:table-cell/>
          <table:table-cell office:value-type="float" office:value="14543" calcext:value-type="float">
            <text:p>14543</text:p>
          </table:table-cell>
        </table:table-row>
        <table:table-row table:style-name="ro1">
          <table:table-cell/>
          <table:table-cell office:value-type="float" office:value="16304" calcext:value-type="float">
            <text:p>16304</text:p>
          </table:table-cell>
        </table:table-row>
        <table:table-row table:style-name="ro1">
          <table:table-cell/>
          <table:table-cell office:value-type="float" office:value="15739" calcext:value-type="float">
            <text:p>15739</text:p>
          </table:table-cell>
        </table:table-row>
        <table:table-row table:style-name="ro1">
          <table:table-cell/>
          <table:table-cell office:value-type="float" office:value="15612" calcext:value-type="float">
            <text:p>15612</text:p>
          </table:table-cell>
        </table:table-row>
        <table:table-row table:style-name="ro1">
          <table:table-cell/>
          <table:table-cell office:value-type="float" office:value="16820" calcext:value-type="float">
            <text:p>16820</text:p>
          </table:table-cell>
        </table:table-row>
        <table:table-row table:style-name="ro1">
          <table:table-cell/>
          <table:table-cell office:value-type="float" office:value="15812" calcext:value-type="float">
            <text:p>15812</text:p>
          </table:table-cell>
        </table:table-row>
        <table:table-row table:style-name="ro1">
          <table:table-cell/>
          <table:table-cell office:value-type="float" office:value="16596" calcext:value-type="float">
            <text:p>16596</text:p>
          </table:table-cell>
        </table:table-row>
        <table:table-row table:style-name="ro1">
          <table:table-cell/>
          <table:table-cell office:value-type="float" office:value="15542" calcext:value-type="float">
            <text:p>15542</text:p>
          </table:table-cell>
        </table:table-row>
        <table:table-row table:style-name="ro1">
          <table:table-cell/>
          <table:table-cell office:value-type="float" office:value="16994" calcext:value-type="float">
            <text:p>16994</text:p>
          </table:table-cell>
        </table:table-row>
        <table:table-row table:style-name="ro1">
          <table:table-cell/>
          <table:table-cell office:value-type="float" office:value="15622" calcext:value-type="float">
            <text:p>15622</text:p>
          </table:table-cell>
        </table:table-row>
        <table:table-row table:style-name="ro1">
          <table:table-cell/>
          <table:table-cell office:value-type="float" office:value="15324" calcext:value-type="float">
            <text:p>15324</text:p>
          </table:table-cell>
        </table:table-row>
        <table:table-row table:style-name="ro1">
          <table:table-cell/>
          <table:table-cell office:value-type="float" office:value="15794" calcext:value-type="float">
            <text:p>15794</text:p>
          </table:table-cell>
        </table:table-row>
        <table:table-row table:style-name="ro1">
          <table:table-cell/>
          <table:table-cell office:value-type="float" office:value="15631" calcext:value-type="float">
            <text:p>15631</text:p>
          </table:table-cell>
        </table:table-row>
        <table:table-row table:style-name="ro1">
          <table:table-cell/>
          <table:table-cell office:value-type="float" office:value="16853" calcext:value-type="float">
            <text:p>16853</text:p>
          </table:table-cell>
        </table:table-row>
        <table:table-row table:style-name="ro1">
          <table:table-cell/>
          <table:table-cell office:value-type="float" office:value="15341" calcext:value-type="float">
            <text:p>15341</text:p>
          </table:table-cell>
        </table:table-row>
        <table:table-row table:style-name="ro1">
          <table:table-cell/>
          <table:table-cell office:value-type="float" office:value="16722" calcext:value-type="float">
            <text:p>16722</text:p>
          </table:table-cell>
        </table:table-row>
        <table:table-row table:style-name="ro1">
          <table:table-cell/>
          <table:table-cell office:value-type="float" office:value="15841" calcext:value-type="float">
            <text:p>15841</text:p>
          </table:table-cell>
        </table:table-row>
        <table:table-row table:style-name="ro1">
          <table:table-cell/>
          <table:table-cell office:value-type="float" office:value="14620" calcext:value-type="float">
            <text:p>14620</text:p>
          </table:table-cell>
        </table:table-row>
        <table:table-row table:style-name="ro1">
          <table:table-cell/>
          <table:table-cell office:value-type="float" office:value="15470" calcext:value-type="float">
            <text:p>15470</text:p>
          </table:table-cell>
        </table:table-row>
        <table:table-row table:style-name="ro1">
          <table:table-cell/>
          <table:table-cell office:value-type="float" office:value="15562" calcext:value-type="float">
            <text:p>15562</text:p>
          </table:table-cell>
        </table:table-row>
        <table:table-row table:style-name="ro1">
          <table:table-cell/>
          <table:table-cell office:value-type="float" office:value="18445" calcext:value-type="float">
            <text:p>18445</text:p>
          </table:table-cell>
        </table:table-row>
        <table:table-row table:style-name="ro1">
          <table:table-cell/>
          <table:table-cell office:value-type="float" office:value="15768" calcext:value-type="float">
            <text:p>15768</text:p>
          </table:table-cell>
        </table:table-row>
        <table:table-row table:style-name="ro1">
          <table:table-cell/>
          <table:table-cell office:value-type="float" office:value="15928" calcext:value-type="float">
            <text:p>15928</text:p>
          </table:table-cell>
        </table:table-row>
        <table:table-row table:style-name="ro1">
          <table:table-cell/>
          <table:table-cell office:value-type="float" office:value="15652" calcext:value-type="float">
            <text:p>15652</text:p>
          </table:table-cell>
        </table:table-row>
        <table:table-row table:style-name="ro1">
          <table:table-cell/>
          <table:table-cell office:value-type="float" office:value="14482" calcext:value-type="float">
            <text:p>14482</text:p>
          </table:table-cell>
        </table:table-row>
        <table:table-row table:style-name="ro1">
          <table:table-cell/>
          <table:table-cell office:value-type="float" office:value="16922" calcext:value-type="float">
            <text:p>16922</text:p>
          </table:table-cell>
        </table:table-row>
        <table:table-row table:style-name="ro1">
          <table:table-cell/>
          <table:table-cell office:value-type="float" office:value="14694" calcext:value-type="float">
            <text:p>14694</text:p>
          </table:table-cell>
        </table:table-row>
        <table:table-row table:style-name="ro1">
          <table:table-cell/>
          <table:table-cell office:value-type="float" office:value="15338" calcext:value-type="float">
            <text:p>15338</text:p>
          </table:table-cell>
        </table:table-row>
        <table:table-row table:style-name="ro1">
          <table:table-cell/>
          <table:table-cell office:value-type="float" office:value="16141" calcext:value-type="float">
            <text:p>16141</text:p>
          </table:table-cell>
        </table:table-row>
        <table:table-row table:style-name="ro1">
          <table:table-cell/>
          <table:table-cell office:value-type="float" office:value="15582" calcext:value-type="float">
            <text:p>15582</text:p>
          </table:table-cell>
        </table:table-row>
        <table:table-row table:style-name="ro1">
          <table:table-cell/>
          <table:table-cell office:value-type="float" office:value="15669" calcext:value-type="float">
            <text:p>15669</text:p>
          </table:table-cell>
        </table:table-row>
        <table:table-row table:style-name="ro1">
          <table:table-cell/>
          <table:table-cell office:value-type="float" office:value="15859" calcext:value-type="float">
            <text:p>15859</text:p>
          </table:table-cell>
        </table:table-row>
        <table:table-row table:style-name="ro1">
          <table:table-cell/>
          <table:table-cell office:value-type="float" office:value="15158" calcext:value-type="float">
            <text:p>15158</text:p>
          </table:table-cell>
        </table:table-row>
        <table:table-row table:style-name="ro1">
          <table:table-cell/>
          <table:table-cell office:value-type="float" office:value="14238" calcext:value-type="float">
            <text:p>14238</text:p>
          </table:table-cell>
        </table:table-row>
        <table:table-row table:style-name="ro1">
          <table:table-cell/>
          <table:table-cell office:value-type="float" office:value="14919" calcext:value-type="float">
            <text:p>14919</text:p>
          </table:table-cell>
        </table:table-row>
        <table:table-row table:style-name="ro1">
          <table:table-cell/>
          <table:table-cell office:value-type="float" office:value="15472" calcext:value-type="float">
            <text:p>15472</text:p>
          </table:table-cell>
        </table:table-row>
        <table:table-row table:style-name="ro1">
          <table:table-cell/>
          <table:table-cell office:value-type="float" office:value="16876" calcext:value-type="float">
            <text:p>16876</text:p>
          </table:table-cell>
        </table:table-row>
        <table:table-row table:style-name="ro1">
          <table:table-cell/>
          <table:table-cell office:value-type="float" office:value="16735" calcext:value-type="float">
            <text:p>16735</text:p>
          </table:table-cell>
        </table:table-row>
        <table:table-row table:style-name="ro1">
          <table:table-cell/>
          <table:table-cell office:value-type="float" office:value="14318" calcext:value-type="float">
            <text:p>14318</text:p>
          </table:table-cell>
        </table:table-row>
        <table:table-row table:style-name="ro1">
          <table:table-cell/>
          <table:table-cell office:value-type="float" office:value="16392" calcext:value-type="float">
            <text:p>16392</text:p>
          </table:table-cell>
        </table:table-row>
        <table:table-row table:style-name="ro1">
          <table:table-cell/>
          <table:table-cell office:value-type="float" office:value="15019" calcext:value-type="float">
            <text:p>15019</text:p>
          </table:table-cell>
        </table:table-row>
        <table:table-row table:style-name="ro1">
          <table:table-cell/>
          <table:table-cell office:value-type="float" office:value="14660" calcext:value-type="float">
            <text:p>14660</text:p>
          </table:table-cell>
        </table:table-row>
        <table:table-row table:style-name="ro1">
          <table:table-cell/>
          <table:table-cell office:value-type="float" office:value="16900" calcext:value-type="float">
            <text:p>16900</text:p>
          </table:table-cell>
        </table:table-row>
        <table:table-row table:style-name="ro1">
          <table:table-cell/>
          <table:table-cell office:value-type="float" office:value="15880" calcext:value-type="float">
            <text:p>15880</text:p>
          </table:table-cell>
        </table:table-row>
        <table:table-row table:style-name="ro1">
          <table:table-cell/>
          <table:table-cell office:value-type="float" office:value="18027" calcext:value-type="float">
            <text:p>18027</text:p>
          </table:table-cell>
        </table:table-row>
        <table:table-row table:style-name="ro1">
          <table:table-cell/>
          <table:table-cell office:value-type="float" office:value="15047" calcext:value-type="float">
            <text:p>15047</text:p>
          </table:table-cell>
        </table:table-row>
        <table:table-row table:style-name="ro1">
          <table:table-cell/>
          <table:table-cell office:value-type="float" office:value="15132" calcext:value-type="float">
            <text:p>15132</text:p>
          </table:table-cell>
        </table:table-row>
        <table:table-row table:style-name="ro1">
          <table:table-cell/>
          <table:table-cell office:value-type="float" office:value="16715" calcext:value-type="float">
            <text:p>16715</text:p>
          </table:table-cell>
        </table:table-row>
        <table:table-row table:style-name="ro1">
          <table:table-cell/>
          <table:table-cell office:value-type="float" office:value="22432" calcext:value-type="float">
            <text:p>22432</text:p>
          </table:table-cell>
        </table:table-row>
        <table:table-row table:style-name="ro1">
          <table:table-cell/>
          <table:table-cell office:value-type="float" office:value="26785" calcext:value-type="float">
            <text:p>26785</text:p>
          </table:table-cell>
        </table:table-row>
        <table:table-row table:style-name="ro1">
          <table:table-cell/>
          <table:table-cell office:value-type="float" office:value="26904" calcext:value-type="float">
            <text:p>26904</text:p>
          </table:table-cell>
        </table:table-row>
        <table:table-row table:style-name="ro1">
          <table:table-cell/>
          <table:table-cell office:value-type="float" office:value="25507" calcext:value-type="float">
            <text:p>25507</text:p>
          </table:table-cell>
        </table:table-row>
        <table:table-row table:style-name="ro1">
          <table:table-cell/>
          <table:table-cell office:value-type="float" office:value="23286" calcext:value-type="float">
            <text:p>23286</text:p>
          </table:table-cell>
        </table:table-row>
        <table:table-row table:style-name="ro1">
          <table:table-cell/>
          <table:table-cell office:value-type="float" office:value="24738" calcext:value-type="float">
            <text:p>24738</text:p>
          </table:table-cell>
        </table:table-row>
        <table:table-row table:style-name="ro1">
          <table:table-cell/>
          <table:table-cell office:value-type="float" office:value="22750" calcext:value-type="float">
            <text:p>22750</text:p>
          </table:table-cell>
        </table:table-row>
        <table:table-row table:style-name="ro1">
          <table:table-cell/>
          <table:table-cell office:value-type="float" office:value="26477" calcext:value-type="float">
            <text:p>26477</text:p>
          </table:table-cell>
        </table:table-row>
        <table:table-row table:style-name="ro1">
          <table:table-cell/>
          <table:table-cell office:value-type="float" office:value="22582" calcext:value-type="float">
            <text:p>22582</text:p>
          </table:table-cell>
        </table:table-row>
        <table:table-row table:style-name="ro1">
          <table:table-cell/>
          <table:table-cell office:value-type="float" office:value="25239" calcext:value-type="float">
            <text:p>25239</text:p>
          </table:table-cell>
        </table:table-row>
        <table:table-row table:style-name="ro1">
          <table:table-cell/>
          <table:table-cell office:value-type="float" office:value="25171" calcext:value-type="float">
            <text:p>25171</text:p>
          </table:table-cell>
        </table:table-row>
        <table:table-row table:style-name="ro1">
          <table:table-cell/>
          <table:table-cell office:value-type="float" office:value="23863" calcext:value-type="float">
            <text:p>23863</text:p>
          </table:table-cell>
        </table:table-row>
        <table:table-row table:style-name="ro1">
          <table:table-cell/>
          <table:table-cell office:value-type="float" office:value="23492" calcext:value-type="float">
            <text:p>23492</text:p>
          </table:table-cell>
        </table:table-row>
        <table:table-row table:style-name="ro1">
          <table:table-cell/>
          <table:table-cell office:value-type="float" office:value="23095" calcext:value-type="float">
            <text:p>23095</text:p>
          </table:table-cell>
        </table:table-row>
        <table:table-row table:style-name="ro1">
          <table:table-cell/>
          <table:table-cell office:value-type="float" office:value="22794" calcext:value-type="float">
            <text:p>22794</text:p>
          </table:table-cell>
        </table:table-row>
        <table:table-row table:style-name="ro1">
          <table:table-cell/>
          <table:table-cell office:value-type="float" office:value="23526" calcext:value-type="float">
            <text:p>23526</text:p>
          </table:table-cell>
        </table:table-row>
        <table:table-row table:style-name="ro1">
          <table:table-cell/>
          <table:table-cell office:value-type="float" office:value="25007" calcext:value-type="float">
            <text:p>25007</text:p>
          </table:table-cell>
        </table:table-row>
        <table:table-row table:style-name="ro1">
          <table:table-cell/>
          <table:table-cell office:value-type="float" office:value="24421" calcext:value-type="float">
            <text:p>24421</text:p>
          </table:table-cell>
        </table:table-row>
        <table:table-row table:style-name="ro1">
          <table:table-cell/>
          <table:table-cell office:value-type="float" office:value="26024" calcext:value-type="float">
            <text:p>26024</text:p>
          </table:table-cell>
        </table:table-row>
        <table:table-row table:style-name="ro1">
          <table:table-cell/>
          <table:table-cell office:value-type="float" office:value="25330" calcext:value-type="float">
            <text:p>25330</text:p>
          </table:table-cell>
        </table:table-row>
        <table:table-row table:style-name="ro1">
          <table:table-cell/>
          <table:table-cell office:value-type="float" office:value="22990" calcext:value-type="float">
            <text:p>22990</text:p>
          </table:table-cell>
        </table:table-row>
        <table:table-row table:style-name="ro1">
          <table:table-cell/>
          <table:table-cell office:value-type="float" office:value="22081" calcext:value-type="float">
            <text:p>22081</text:p>
          </table:table-cell>
        </table:table-row>
        <table:table-row table:style-name="ro1">
          <table:table-cell/>
          <table:table-cell office:value-type="float" office:value="24936" calcext:value-type="float">
            <text:p>24936</text:p>
          </table:table-cell>
        </table:table-row>
        <table:table-row table:style-name="ro1">
          <table:table-cell/>
          <table:table-cell office:value-type="float" office:value="22782" calcext:value-type="float">
            <text:p>22782</text:p>
          </table:table-cell>
        </table:table-row>
        <table:table-row table:style-name="ro1">
          <table:table-cell/>
          <table:table-cell office:value-type="float" office:value="24639" calcext:value-type="float">
            <text:p>24639</text:p>
          </table:table-cell>
        </table:table-row>
        <table:table-row table:style-name="ro1">
          <table:table-cell/>
          <table:table-cell office:value-type="float" office:value="24831" calcext:value-type="float">
            <text:p>24831</text:p>
          </table:table-cell>
        </table:table-row>
        <table:table-row table:style-name="ro1">
          <table:table-cell/>
          <table:table-cell office:value-type="float" office:value="24546" calcext:value-type="float">
            <text:p>24546</text:p>
          </table:table-cell>
        </table:table-row>
        <table:table-row table:style-name="ro1">
          <table:table-cell/>
          <table:table-cell office:value-type="float" office:value="22383" calcext:value-type="float">
            <text:p>22383</text:p>
          </table:table-cell>
        </table:table-row>
        <table:table-row table:style-name="ro1">
          <table:table-cell/>
          <table:table-cell office:value-type="float" office:value="22707" calcext:value-type="float">
            <text:p>22707</text:p>
          </table:table-cell>
        </table:table-row>
        <table:table-row table:style-name="ro1">
          <table:table-cell/>
          <table:table-cell office:value-type="float" office:value="25264" calcext:value-type="float">
            <text:p>25264</text:p>
          </table:table-cell>
        </table:table-row>
        <table:table-row table:style-name="ro1">
          <table:table-cell/>
          <table:table-cell office:value-type="float" office:value="25018" calcext:value-type="float">
            <text:p>25018</text:p>
          </table:table-cell>
        </table:table-row>
        <table:table-row table:style-name="ro1">
          <table:table-cell/>
          <table:table-cell office:value-type="float" office:value="23943" calcext:value-type="float">
            <text:p>23943</text:p>
          </table:table-cell>
        </table:table-row>
        <table:table-row table:style-name="ro1">
          <table:table-cell/>
          <table:table-cell office:value-type="float" office:value="23288" calcext:value-type="float">
            <text:p>23288</text:p>
          </table:table-cell>
        </table:table-row>
        <table:table-row table:style-name="ro1">
          <table:table-cell/>
          <table:table-cell office:value-type="float" office:value="22788" calcext:value-type="float">
            <text:p>22788</text:p>
          </table:table-cell>
        </table:table-row>
        <table:table-row table:style-name="ro1">
          <table:table-cell/>
          <table:table-cell office:value-type="float" office:value="23380" calcext:value-type="float">
            <text:p>23380</text:p>
          </table:table-cell>
        </table:table-row>
        <table:table-row table:style-name="ro1">
          <table:table-cell/>
          <table:table-cell office:value-type="float" office:value="23380" calcext:value-type="float">
            <text:p>23380</text:p>
          </table:table-cell>
        </table:table-row>
        <table:table-row table:style-name="ro1">
          <table:table-cell/>
          <table:table-cell office:value-type="float" office:value="27982" calcext:value-type="float">
            <text:p>27982</text:p>
          </table:table-cell>
        </table:table-row>
        <table:table-row table:style-name="ro1">
          <table:table-cell/>
          <table:table-cell office:value-type="float" office:value="28547" calcext:value-type="float">
            <text:p>28547</text:p>
          </table:table-cell>
        </table:table-row>
        <table:table-row table:style-name="ro1">
          <table:table-cell/>
          <table:table-cell office:value-type="float" office:value="22943" calcext:value-type="float">
            <text:p>22943</text:p>
          </table:table-cell>
        </table:table-row>
        <table:table-row table:style-name="ro1">
          <table:table-cell/>
          <table:table-cell office:value-type="float" office:value="25979" calcext:value-type="float">
            <text:p>25979</text:p>
          </table:table-cell>
        </table:table-row>
        <table:table-row table:style-name="ro1">
          <table:table-cell/>
          <table:table-cell office:value-type="float" office:value="24229" calcext:value-type="float">
            <text:p>24229</text:p>
          </table:table-cell>
        </table:table-row>
        <table:table-row table:style-name="ro1">
          <table:table-cell/>
          <table:table-cell office:value-type="float" office:value="22291" calcext:value-type="float">
            <text:p>22291</text:p>
          </table:table-cell>
        </table:table-row>
        <table:table-row table:style-name="ro1">
          <table:table-cell/>
          <table:table-cell office:value-type="float" office:value="22551" calcext:value-type="float">
            <text:p>22551</text:p>
          </table:table-cell>
        </table:table-row>
        <table:table-row table:style-name="ro1">
          <table:table-cell/>
          <table:table-cell office:value-type="float" office:value="23865" calcext:value-type="float">
            <text:p>23865</text:p>
          </table:table-cell>
        </table:table-row>
        <table:table-row table:style-name="ro1">
          <table:table-cell/>
          <table:table-cell office:value-type="float" office:value="25958" calcext:value-type="float">
            <text:p>25958</text:p>
          </table:table-cell>
        </table:table-row>
        <table:table-row table:style-name="ro1">
          <table:table-cell/>
          <table:table-cell office:value-type="float" office:value="24315" calcext:value-type="float">
            <text:p>24315</text:p>
          </table:table-cell>
        </table:table-row>
        <table:table-row table:style-name="ro1">
          <table:table-cell/>
          <table:table-cell office:value-type="float" office:value="24323" calcext:value-type="float">
            <text:p>24323</text:p>
          </table:table-cell>
        </table:table-row>
        <table:table-row table:style-name="ro1">
          <table:table-cell/>
          <table:table-cell office:value-type="float" office:value="25604" calcext:value-type="float">
            <text:p>25604</text:p>
          </table:table-cell>
        </table:table-row>
        <table:table-row table:style-name="ro1">
          <table:table-cell/>
          <table:table-cell office:value-type="float" office:value="28464" calcext:value-type="float">
            <text:p>28464</text:p>
          </table:table-cell>
        </table:table-row>
        <table:table-row table:style-name="ro1">
          <table:table-cell/>
          <table:table-cell office:value-type="float" office:value="30022" calcext:value-type="float">
            <text:p>30022</text:p>
          </table:table-cell>
        </table:table-row>
        <table:table-row table:style-name="ro1">
          <table:table-cell/>
          <table:table-cell office:value-type="float" office:value="22772" calcext:value-type="float">
            <text:p>22772</text:p>
          </table:table-cell>
        </table:table-row>
        <table:table-row table:style-name="ro1">
          <table:table-cell/>
          <table:table-cell office:value-type="float" office:value="23995" calcext:value-type="float">
            <text:p>23995</text:p>
          </table:table-cell>
        </table:table-row>
        <table:table-row table:style-name="ro1">
          <table:table-cell/>
          <table:table-cell office:value-type="float" office:value="24458" calcext:value-type="float">
            <text:p>24458</text:p>
          </table:table-cell>
        </table:table-row>
        <table:table-row table:style-name="ro1">
          <table:table-cell/>
          <table:table-cell office:value-type="float" office:value="25410" calcext:value-type="float">
            <text:p>25410</text:p>
          </table:table-cell>
        </table:table-row>
        <table:table-row table:style-name="ro1">
          <table:table-cell/>
          <table:table-cell office:value-type="float" office:value="25429" calcext:value-type="float">
            <text:p>25429</text:p>
          </table:table-cell>
        </table:table-row>
        <table:table-row table:style-name="ro1">
          <table:table-cell/>
          <table:table-cell office:value-type="float" office:value="24691" calcext:value-type="float">
            <text:p>24691</text:p>
          </table:table-cell>
        </table:table-row>
        <table:table-row table:style-name="ro1">
          <table:table-cell/>
          <table:table-cell office:value-type="float" office:value="22842" calcext:value-type="float">
            <text:p>22842</text:p>
          </table:table-cell>
        </table:table-row>
        <table:table-row table:style-name="ro1">
          <table:table-cell/>
          <table:table-cell office:value-type="float" office:value="22839" calcext:value-type="float">
            <text:p>22839</text:p>
          </table:table-cell>
        </table:table-row>
        <table:table-row table:style-name="ro1">
          <table:table-cell/>
          <table:table-cell office:value-type="float" office:value="24181" calcext:value-type="float">
            <text:p>24181</text:p>
          </table:table-cell>
        </table:table-row>
        <table:table-row table:style-name="ro1">
          <table:table-cell/>
          <table:table-cell office:value-type="float" office:value="23365" calcext:value-type="float">
            <text:p>23365</text:p>
          </table:table-cell>
        </table:table-row>
        <table:table-row table:style-name="ro1">
          <table:table-cell/>
          <table:table-cell office:value-type="float" office:value="23059" calcext:value-type="float">
            <text:p>23059</text:p>
          </table:table-cell>
        </table:table-row>
        <table:table-row table:style-name="ro1">
          <table:table-cell/>
          <table:table-cell office:value-type="float" office:value="22225" calcext:value-type="float">
            <text:p>22225</text:p>
          </table:table-cell>
        </table:table-row>
        <table:table-row table:style-name="ro1">
          <table:table-cell/>
          <table:table-cell office:value-type="float" office:value="23829" calcext:value-type="float">
            <text:p>23829</text:p>
          </table:table-cell>
        </table:table-row>
        <table:table-row table:style-name="ro1">
          <table:table-cell/>
          <table:table-cell office:value-type="float" office:value="27105" calcext:value-type="float">
            <text:p>27105</text:p>
          </table:table-cell>
        </table:table-row>
        <table:table-row table:style-name="ro1">
          <table:table-cell/>
          <table:table-cell office:value-type="float" office:value="26305" calcext:value-type="float">
            <text:p>26305</text:p>
          </table:table-cell>
        </table:table-row>
        <table:table-row table:style-name="ro1">
          <table:table-cell/>
          <table:table-cell office:value-type="float" office:value="23480" calcext:value-type="float">
            <text:p>23480</text:p>
          </table:table-cell>
        </table:table-row>
        <table:table-row table:style-name="ro1">
          <table:table-cell/>
          <table:table-cell office:value-type="float" office:value="24204" calcext:value-type="float">
            <text:p>24204</text:p>
          </table:table-cell>
        </table:table-row>
        <table:table-row table:style-name="ro1">
          <table:table-cell/>
          <table:table-cell office:value-type="float" office:value="23661" calcext:value-type="float">
            <text:p>23661</text:p>
          </table:table-cell>
        </table:table-row>
        <table:table-row table:style-name="ro1">
          <table:table-cell/>
          <table:table-cell office:value-type="float" office:value="22239" calcext:value-type="float">
            <text:p>22239</text:p>
          </table:table-cell>
        </table:table-row>
        <table:table-row table:style-name="ro1">
          <table:table-cell/>
          <table:table-cell office:value-type="float" office:value="25802" calcext:value-type="float">
            <text:p>25802</text:p>
          </table:table-cell>
        </table:table-row>
        <table:table-row table:style-name="ro1">
          <table:table-cell/>
          <table:table-cell office:value-type="float" office:value="23457" calcext:value-type="float">
            <text:p>23457</text:p>
          </table:table-cell>
        </table:table-row>
        <table:table-row table:style-name="ro1">
          <table:table-cell/>
          <table:table-cell office:value-type="float" office:value="23844" calcext:value-type="float">
            <text:p>23844</text:p>
          </table:table-cell>
        </table:table-row>
        <table:table-row table:style-name="ro1">
          <table:table-cell/>
          <table:table-cell office:value-type="float" office:value="23832" calcext:value-type="float">
            <text:p>23832</text:p>
          </table:table-cell>
        </table:table-row>
        <table:table-row table:style-name="ro1">
          <table:table-cell/>
          <table:table-cell office:value-type="float" office:value="23751" calcext:value-type="float">
            <text:p>23751</text:p>
          </table:table-cell>
        </table:table-row>
        <table:table-row table:style-name="ro1">
          <table:table-cell/>
          <table:table-cell office:value-type="float" office:value="22489" calcext:value-type="float">
            <text:p>22489</text:p>
          </table:table-cell>
        </table:table-row>
        <table:table-row table:style-name="ro1">
          <table:table-cell/>
          <table:table-cell office:value-type="float" office:value="23793" calcext:value-type="float">
            <text:p>23793</text:p>
          </table:table-cell>
        </table:table-row>
        <table:table-row table:style-name="ro1">
          <table:table-cell/>
          <table:table-cell office:value-type="float" office:value="24771" calcext:value-type="float">
            <text:p>24771</text:p>
          </table:table-cell>
        </table:table-row>
        <table:table-row table:style-name="ro1">
          <table:table-cell/>
          <table:table-cell office:value-type="float" office:value="26258" calcext:value-type="float">
            <text:p>26258</text:p>
          </table:table-cell>
        </table:table-row>
        <table:table-row table:style-name="ro1">
          <table:table-cell/>
          <table:table-cell office:value-type="float" office:value="24243" calcext:value-type="float">
            <text:p>24243</text:p>
          </table:table-cell>
        </table:table-row>
        <table:table-row table:style-name="ro1">
          <table:table-cell/>
          <table:table-cell office:value-type="float" office:value="23698" calcext:value-type="float">
            <text:p>23698</text:p>
          </table:table-cell>
        </table:table-row>
        <table:table-row table:style-name="ro1">
          <table:table-cell/>
          <table:table-cell office:value-type="float" office:value="22997" calcext:value-type="float">
            <text:p>22997</text:p>
          </table:table-cell>
        </table:table-row>
        <table:table-row table:style-name="ro1">
          <table:table-cell/>
          <table:table-cell office:value-type="float" office:value="22403" calcext:value-type="float">
            <text:p>22403</text:p>
          </table:table-cell>
        </table:table-row>
        <table:table-row table:style-name="ro1">
          <table:table-cell/>
          <table:table-cell office:value-type="float" office:value="23933" calcext:value-type="float">
            <text:p>23933</text:p>
          </table:table-cell>
        </table:table-row>
        <table:table-row table:style-name="ro1">
          <table:table-cell/>
          <table:table-cell office:value-type="float" office:value="29586" calcext:value-type="float">
            <text:p>29586</text:p>
          </table:table-cell>
        </table:table-row>
        <table:table-row table:style-name="ro1">
          <table:table-cell/>
          <table:table-cell office:value-type="float" office:value="24785" calcext:value-type="float">
            <text:p>24785</text:p>
          </table:table-cell>
        </table:table-row>
        <table:table-row table:style-name="ro1">
          <table:table-cell/>
          <table:table-cell office:value-type="float" office:value="22575" calcext:value-type="float">
            <text:p>22575</text:p>
          </table:table-cell>
        </table:table-row>
        <table:table-row table:style-name="ro1">
          <table:table-cell/>
          <table:table-cell office:value-type="float" office:value="21802" calcext:value-type="float">
            <text:p>21802</text:p>
          </table:table-cell>
        </table:table-row>
        <table:table-row table:style-name="ro1">
          <table:table-cell/>
          <table:table-cell office:value-type="float" office:value="25117" calcext:value-type="float">
            <text:p>25117</text:p>
          </table:table-cell>
        </table:table-row>
        <table:table-row table:style-name="ro1">
          <table:table-cell/>
          <table:table-cell office:value-type="float" office:value="22971" calcext:value-type="float">
            <text:p>22971</text:p>
          </table:table-cell>
        </table:table-row>
        <table:table-row table:style-name="ro1">
          <table:table-cell/>
          <table:table-cell office:value-type="float" office:value="30823" calcext:value-type="float">
            <text:p>30823</text:p>
          </table:table-cell>
        </table:table-row>
        <table:table-row table:style-name="ro1">
          <table:table-cell/>
          <table:table-cell office:value-type="float" office:value="30607" calcext:value-type="float">
            <text:p>30607</text:p>
          </table:table-cell>
        </table:table-row>
        <table:table-row table:style-name="ro1">
          <table:table-cell/>
          <table:table-cell office:value-type="float" office:value="26413" calcext:value-type="float">
            <text:p>26413</text:p>
          </table:table-cell>
        </table:table-row>
        <table:table-row table:style-name="ro1">
          <table:table-cell/>
          <table:table-cell office:value-type="float" office:value="26029" calcext:value-type="float">
            <text:p>26029</text:p>
          </table:table-cell>
        </table:table-row>
        <table:table-row table:style-name="ro1">
          <table:table-cell/>
          <table:table-cell office:value-type="float" office:value="24279" calcext:value-type="float">
            <text:p>24279</text:p>
          </table:table-cell>
        </table:table-row>
        <table:table-row table:style-name="ro1">
          <table:table-cell/>
          <table:table-cell office:value-type="float" office:value="25432" calcext:value-type="float">
            <text:p>25432</text:p>
          </table:table-cell>
        </table:table-row>
        <table:table-row table:style-name="ro1">
          <table:table-cell/>
          <table:table-cell office:value-type="float" office:value="25046" calcext:value-type="float">
            <text:p>25046</text:p>
          </table:table-cell>
        </table:table-row>
        <table:table-row table:style-name="ro1">
          <table:table-cell/>
          <table:table-cell office:value-type="float" office:value="25224" calcext:value-type="float">
            <text:p>25224</text:p>
          </table:table-cell>
        </table:table-row>
        <table:table-row table:style-name="ro1">
          <table:table-cell/>
          <table:table-cell office:value-type="float" office:value="29201" calcext:value-type="float">
            <text:p>29201</text:p>
          </table:table-cell>
        </table:table-row>
        <table:table-row table:style-name="ro1">
          <table:table-cell/>
          <table:table-cell office:value-type="float" office:value="23584" calcext:value-type="float">
            <text:p>23584</text:p>
          </table:table-cell>
        </table:table-row>
        <table:table-row table:style-name="ro1">
          <table:table-cell/>
          <table:table-cell office:value-type="float" office:value="23395" calcext:value-type="float">
            <text:p>23395</text:p>
          </table:table-cell>
        </table:table-row>
        <table:table-row table:style-name="ro1">
          <table:table-cell/>
          <table:table-cell office:value-type="float" office:value="28456" calcext:value-type="float">
            <text:p>28456</text:p>
          </table:table-cell>
        </table:table-row>
        <table:table-row table:style-name="ro1">
          <table:table-cell/>
          <table:table-cell office:value-type="float" office:value="23916" calcext:value-type="float">
            <text:p>23916</text:p>
          </table:table-cell>
        </table:table-row>
        <table:table-row table:style-name="ro1">
          <table:table-cell/>
          <table:table-cell office:value-type="float" office:value="24739" calcext:value-type="float">
            <text:p>24739</text:p>
          </table:table-cell>
        </table:table-row>
        <table:table-row table:style-name="ro1">
          <table:table-cell/>
          <table:table-cell office:value-type="float" office:value="21358" calcext:value-type="float">
            <text:p>21358</text:p>
          </table:table-cell>
        </table:table-row>
        <table:table-row table:style-name="ro1">
          <table:table-cell/>
          <table:table-cell office:value-type="float" office:value="23676" calcext:value-type="float">
            <text:p>23676</text:p>
          </table:table-cell>
        </table:table-row>
        <table:table-row table:style-name="ro1">
          <table:table-cell/>
          <table:table-cell office:value-type="float" office:value="25255" calcext:value-type="float">
            <text:p>25255</text:p>
          </table:table-cell>
        </table:table-row>
        <table:table-row table:style-name="ro1">
          <table:table-cell/>
          <table:table-cell office:value-type="float" office:value="30039" calcext:value-type="float">
            <text:p>30039</text:p>
          </table:table-cell>
        </table:table-row>
        <table:table-row table:style-name="ro1">
          <table:table-cell/>
          <table:table-cell office:value-type="float" office:value="26033" calcext:value-type="float">
            <text:p>26033</text:p>
          </table:table-cell>
        </table:table-row>
        <table:table-row table:style-name="ro1">
          <table:table-cell/>
          <table:table-cell office:value-type="float" office:value="24175" calcext:value-type="float">
            <text:p>24175</text:p>
          </table:table-cell>
        </table:table-row>
        <table:table-row table:style-name="ro1">
          <table:table-cell/>
          <table:table-cell office:value-type="float" office:value="25108" calcext:value-type="float">
            <text:p>25108</text:p>
          </table:table-cell>
        </table:table-row>
        <table:table-row table:style-name="ro1">
          <table:table-cell/>
          <table:table-cell office:value-type="float" office:value="21939" calcext:value-type="float">
            <text:p>21939</text:p>
          </table:table-cell>
        </table:table-row>
        <table:table-row table:style-name="ro1">
          <table:table-cell/>
          <table:table-cell office:value-type="float" office:value="24385" calcext:value-type="float">
            <text:p>24385</text:p>
          </table:table-cell>
        </table:table-row>
        <table:table-row table:style-name="ro1">
          <table:table-cell/>
          <table:table-cell office:value-type="float" office:value="23135" calcext:value-type="float">
            <text:p>23135</text:p>
          </table:table-cell>
        </table:table-row>
        <table:table-row table:style-name="ro1">
          <table:table-cell/>
          <table:table-cell office:value-type="float" office:value="24205" calcext:value-type="float">
            <text:p>24205</text:p>
          </table:table-cell>
        </table:table-row>
        <table:table-row table:style-name="ro1">
          <table:table-cell/>
          <table:table-cell office:value-type="float" office:value="27855" calcext:value-type="float">
            <text:p>27855</text:p>
          </table:table-cell>
        </table:table-row>
        <table:table-row table:style-name="ro1">
          <table:table-cell/>
          <table:table-cell office:value-type="float" office:value="23276" calcext:value-type="float">
            <text:p>23276</text:p>
          </table:table-cell>
        </table:table-row>
        <table:table-row table:style-name="ro1">
          <table:table-cell/>
          <table:table-cell office:value-type="float" office:value="24562" calcext:value-type="float">
            <text:p>24562</text:p>
          </table:table-cell>
        </table:table-row>
        <table:table-row table:style-name="ro1">
          <table:table-cell/>
          <table:table-cell office:value-type="float" office:value="21641" calcext:value-type="float">
            <text:p>21641</text:p>
          </table:table-cell>
        </table:table-row>
        <table:table-row table:style-name="ro1">
          <table:table-cell/>
          <table:table-cell office:value-type="float" office:value="25290" calcext:value-type="float">
            <text:p>25290</text:p>
          </table:table-cell>
        </table:table-row>
        <table:table-row table:style-name="ro1">
          <table:table-cell/>
          <table:table-cell office:value-type="float" office:value="26672" calcext:value-type="float">
            <text:p>26672</text:p>
          </table:table-cell>
        </table:table-row>
        <table:table-row table:style-name="ro1">
          <table:table-cell/>
          <table:table-cell office:value-type="float" office:value="23613" calcext:value-type="float">
            <text:p>23613</text:p>
          </table:table-cell>
        </table:table-row>
        <table:table-row table:style-name="ro1">
          <table:table-cell/>
          <table:table-cell office:value-type="float" office:value="23406" calcext:value-type="float">
            <text:p>23406</text:p>
          </table:table-cell>
        </table:table-row>
        <table:table-row table:style-name="ro1">
          <table:table-cell/>
          <table:table-cell office:value-type="float" office:value="24041" calcext:value-type="float">
            <text:p>24041</text:p>
          </table:table-cell>
        </table:table-row>
        <table:table-row table:style-name="ro1">
          <table:table-cell/>
          <table:table-cell office:value-type="float" office:value="25991" calcext:value-type="float">
            <text:p>25991</text:p>
          </table:table-cell>
        </table:table-row>
        <table:table-row table:style-name="ro1">
          <table:table-cell/>
          <table:table-cell office:value-type="float" office:value="22241" calcext:value-type="float">
            <text:p>22241</text:p>
          </table:table-cell>
        </table:table-row>
        <table:table-row table:style-name="ro1">
          <table:table-cell/>
          <table:table-cell office:value-type="float" office:value="24126" calcext:value-type="float">
            <text:p>24126</text:p>
          </table:table-cell>
        </table:table-row>
        <table:table-row table:style-name="ro1">
          <table:table-cell/>
          <table:table-cell office:value-type="float" office:value="23643" calcext:value-type="float">
            <text:p>23643</text:p>
          </table:table-cell>
        </table:table-row>
        <table:table-row table:style-name="ro1">
          <table:table-cell/>
          <table:table-cell office:value-type="float" office:value="26150" calcext:value-type="float">
            <text:p>26150</text:p>
          </table:table-cell>
        </table:table-row>
        <table:table-row table:style-name="ro1">
          <table:table-cell/>
          <table:table-cell office:value-type="float" office:value="23135" calcext:value-type="float">
            <text:p>23135</text:p>
          </table:table-cell>
        </table:table-row>
        <table:table-row table:style-name="ro1">
          <table:table-cell/>
          <table:table-cell office:value-type="float" office:value="24299" calcext:value-type="float">
            <text:p>24299</text:p>
          </table:table-cell>
        </table:table-row>
        <table:table-row table:style-name="ro1">
          <table:table-cell/>
          <table:table-cell office:value-type="float" office:value="23316" calcext:value-type="float">
            <text:p>23316</text:p>
          </table:table-cell>
        </table:table-row>
        <table:table-row table:style-name="ro1">
          <table:table-cell/>
          <table:table-cell office:value-type="float" office:value="21986" calcext:value-type="float">
            <text:p>21986</text:p>
          </table:table-cell>
        </table:table-row>
        <table:table-row table:style-name="ro1">
          <table:table-cell/>
          <table:table-cell office:value-type="float" office:value="23375" calcext:value-type="float">
            <text:p>23375</text:p>
          </table:table-cell>
        </table:table-row>
        <table:table-row table:style-name="ro1">
          <table:table-cell/>
          <table:table-cell office:value-type="float" office:value="23147" calcext:value-type="float">
            <text:p>23147</text:p>
          </table:table-cell>
        </table:table-row>
        <table:table-row table:style-name="ro1">
          <table:table-cell/>
          <table:table-cell office:value-type="float" office:value="26985" calcext:value-type="float">
            <text:p>26985</text:p>
          </table:table-cell>
        </table:table-row>
        <table:table-row table:style-name="ro1">
          <table:table-cell/>
          <table:table-cell office:value-type="float" office:value="23635" calcext:value-type="float">
            <text:p>23635</text:p>
          </table:table-cell>
        </table:table-row>
        <table:table-row table:style-name="ro1">
          <table:table-cell/>
          <table:table-cell office:value-type="float" office:value="23435" calcext:value-type="float">
            <text:p>23435</text:p>
          </table:table-cell>
        </table:table-row>
        <table:table-row table:style-name="ro1">
          <table:table-cell/>
          <table:table-cell office:value-type="float" office:value="21460" calcext:value-type="float">
            <text:p>21460</text:p>
          </table:table-cell>
        </table:table-row>
        <table:table-row table:style-name="ro1">
          <table:table-cell/>
          <table:table-cell office:value-type="float" office:value="23232" calcext:value-type="float">
            <text:p>23232</text:p>
          </table:table-cell>
        </table:table-row>
        <table:table-row table:style-name="ro1">
          <table:table-cell/>
          <table:table-cell office:value-type="float" office:value="23092" calcext:value-type="float">
            <text:p>23092</text:p>
          </table:table-cell>
        </table:table-row>
        <table:table-row table:style-name="ro1">
          <table:table-cell/>
          <table:table-cell office:value-type="float" office:value="23092" calcext:value-type="float">
            <text:p>23092</text:p>
          </table:table-cell>
        </table:table-row>
        <table:table-row table:style-name="ro1">
          <table:table-cell/>
          <table:table-cell office:value-type="float" office:value="23767" calcext:value-type="float">
            <text:p>23767</text:p>
          </table:table-cell>
        </table:table-row>
        <table:table-row table:style-name="ro1">
          <table:table-cell/>
          <table:table-cell office:value-type="float" office:value="24634" calcext:value-type="float">
            <text:p>24634</text:p>
          </table:table-cell>
        </table:table-row>
        <table:table-row table:style-name="ro1">
          <table:table-cell/>
          <table:table-cell office:value-type="float" office:value="22049" calcext:value-type="float">
            <text:p>22049</text:p>
          </table:table-cell>
        </table:table-row>
        <table:table-row table:style-name="ro1">
          <table:table-cell/>
          <table:table-cell office:value-type="float" office:value="22663" calcext:value-type="float">
            <text:p>22663</text:p>
          </table:table-cell>
        </table:table-row>
        <table:table-row table:style-name="ro1">
          <table:table-cell/>
          <table:table-cell office:value-type="float" office:value="26543" calcext:value-type="float">
            <text:p>26543</text:p>
          </table:table-cell>
        </table:table-row>
        <table:table-row table:style-name="ro1">
          <table:table-cell/>
          <table:table-cell office:value-type="float" office:value="29948" calcext:value-type="float">
            <text:p>29948</text:p>
          </table:table-cell>
        </table:table-row>
        <table:table-row table:style-name="ro1">
          <table:table-cell/>
          <table:table-cell office:value-type="float" office:value="25301" calcext:value-type="float">
            <text:p>25301</text:p>
          </table:table-cell>
        </table:table-row>
        <table:table-row table:style-name="ro1">
          <table:table-cell/>
          <table:table-cell office:value-type="float" office:value="24175" calcext:value-type="float">
            <text:p>24175</text:p>
          </table:table-cell>
        </table:table-row>
        <table:table-row table:style-name="ro1">
          <table:table-cell/>
          <table:table-cell office:value-type="float" office:value="24911" calcext:value-type="float">
            <text:p>24911</text:p>
          </table:table-cell>
        </table:table-row>
        <table:table-row table:style-name="ro1">
          <table:table-cell/>
          <table:table-cell office:value-type="float" office:value="21631" calcext:value-type="float">
            <text:p>21631</text:p>
          </table:table-cell>
        </table:table-row>
        <table:table-row table:style-name="ro1">
          <table:table-cell/>
          <table:table-cell office:value-type="float" office:value="23130" calcext:value-type="float">
            <text:p>23130</text:p>
          </table:table-cell>
        </table:table-row>
        <table:table-row table:style-name="ro1">
          <table:table-cell/>
          <table:table-cell office:value-type="float" office:value="24003" calcext:value-type="float">
            <text:p>24003</text:p>
          </table:table-cell>
        </table:table-row>
        <table:table-row table:style-name="ro1">
          <table:table-cell/>
          <table:table-cell office:value-type="float" office:value="32267" calcext:value-type="float">
            <text:p>32267</text:p>
          </table:table-cell>
        </table:table-row>
        <table:table-row table:style-name="ro1">
          <table:table-cell/>
          <table:table-cell office:value-type="float" office:value="28427" calcext:value-type="float">
            <text:p>28427</text:p>
          </table:table-cell>
        </table:table-row>
        <table:table-row table:style-name="ro1">
          <table:table-cell/>
          <table:table-cell office:value-type="float" office:value="23426" calcext:value-type="float">
            <text:p>23426</text:p>
          </table:table-cell>
        </table:table-row>
        <table:table-row table:style-name="ro1">
          <table:table-cell/>
          <table:table-cell office:value-type="float" office:value="26065" calcext:value-type="float">
            <text:p>26065</text:p>
          </table:table-cell>
        </table:table-row>
        <table:table-row table:style-name="ro1">
          <table:table-cell/>
          <table:table-cell office:value-type="float" office:value="22888" calcext:value-type="float">
            <text:p>22888</text:p>
          </table:table-cell>
        </table:table-row>
        <table:table-row table:style-name="ro1">
          <table:table-cell/>
          <table:table-cell office:value-type="float" office:value="21923" calcext:value-type="float">
            <text:p>21923</text:p>
          </table:table-cell>
        </table:table-row>
        <table:table-row table:style-name="ro1">
          <table:table-cell/>
          <table:table-cell office:value-type="float" office:value="25292" calcext:value-type="float">
            <text:p>25292</text:p>
          </table:table-cell>
        </table:table-row>
        <table:table-row table:style-name="ro1">
          <table:table-cell/>
          <table:table-cell office:value-type="float" office:value="25580" calcext:value-type="float">
            <text:p>25580</text:p>
          </table:table-cell>
        </table:table-row>
        <table:table-row table:style-name="ro1">
          <table:table-cell/>
          <table:table-cell office:value-type="float" office:value="28424" calcext:value-type="float">
            <text:p>28424</text:p>
          </table:table-cell>
        </table:table-row>
        <table:table-row table:style-name="ro1">
          <table:table-cell/>
          <table:table-cell office:value-type="float" office:value="26558" calcext:value-type="float">
            <text:p>26558</text:p>
          </table:table-cell>
        </table:table-row>
        <table:table-row table:style-name="ro1">
          <table:table-cell/>
          <table:table-cell office:value-type="float" office:value="24335" calcext:value-type="float">
            <text:p>24335</text:p>
          </table:table-cell>
        </table:table-row>
        <table:table-row table:style-name="ro1">
          <table:table-cell/>
          <table:table-cell office:value-type="float" office:value="24127" calcext:value-type="float">
            <text:p>24127</text:p>
          </table:table-cell>
        </table:table-row>
        <table:table-row table:style-name="ro1">
          <table:table-cell/>
          <table:table-cell office:value-type="float" office:value="22741" calcext:value-type="float">
            <text:p>22741</text:p>
          </table:table-cell>
        </table:table-row>
        <table:table-row table:style-name="ro1">
          <table:table-cell/>
          <table:table-cell office:value-type="float" office:value="22132" calcext:value-type="float">
            <text:p>22132</text:p>
          </table:table-cell>
        </table:table-row>
        <table:table-row table:style-name="ro1">
          <table:table-cell/>
          <table:table-cell office:value-type="float" office:value="25970" calcext:value-type="float">
            <text:p>25970</text:p>
          </table:table-cell>
        </table:table-row>
        <table:table-row table:style-name="ro1">
          <table:table-cell/>
          <table:table-cell office:value-type="float" office:value="23816" calcext:value-type="float">
            <text:p>23816</text:p>
          </table:table-cell>
        </table:table-row>
        <table:table-row table:style-name="ro1">
          <table:table-cell/>
          <table:table-cell office:value-type="float" office:value="25055" calcext:value-type="float">
            <text:p>25055</text:p>
          </table:table-cell>
        </table:table-row>
        <table:table-row table:style-name="ro1">
          <table:table-cell/>
          <table:table-cell office:value-type="float" office:value="23509" calcext:value-type="float">
            <text:p>23509</text:p>
          </table:table-cell>
        </table:table-row>
        <table:table-row table:style-name="ro1">
          <table:table-cell/>
          <table:table-cell office:value-type="float" office:value="21868" calcext:value-type="float">
            <text:p>21868</text:p>
          </table:table-cell>
        </table:table-row>
        <table:table-row table:style-name="ro1">
          <table:table-cell/>
          <table:table-cell office:value-type="float" office:value="22811" calcext:value-type="float">
            <text:p>22811</text:p>
          </table:table-cell>
        </table:table-row>
        <table:table-row table:style-name="ro1">
          <table:table-cell/>
          <table:table-cell office:value-type="float" office:value="28498" calcext:value-type="float">
            <text:p>28498</text:p>
          </table:table-cell>
        </table:table-row>
        <table:table-row table:style-name="ro1">
          <table:table-cell/>
          <table:table-cell office:value-type="float" office:value="29687" calcext:value-type="float">
            <text:p>29687</text:p>
          </table:table-cell>
        </table:table-row>
        <table:table-row table:style-name="ro1">
          <table:table-cell/>
          <table:table-cell office:value-type="float" office:value="30092" calcext:value-type="float">
            <text:p>30092</text:p>
          </table:table-cell>
        </table:table-row>
        <table:table-row table:style-name="ro1">
          <table:table-cell/>
          <table:table-cell office:value-type="float" office:value="29644" calcext:value-type="float">
            <text:p>29644</text:p>
          </table:table-cell>
        </table:table-row>
        <table:table-row table:style-name="ro1">
          <table:table-cell/>
          <table:table-cell office:value-type="float" office:value="25954" calcext:value-type="float">
            <text:p>25954</text:p>
          </table:table-cell>
        </table:table-row>
        <table:table-row table:style-name="ro1">
          <table:table-cell/>
          <table:table-cell office:value-type="float" office:value="23294" calcext:value-type="float">
            <text:p>23294</text:p>
          </table:table-cell>
        </table:table-row>
        <table:table-row table:style-name="ro1">
          <table:table-cell/>
          <table:table-cell office:value-type="float" office:value="24612" calcext:value-type="float">
            <text:p>24612</text:p>
          </table:table-cell>
        </table:table-row>
        <table:table-row table:style-name="ro1">
          <table:table-cell/>
          <table:table-cell office:value-type="float" office:value="23128" calcext:value-type="float">
            <text:p>23128</text:p>
          </table:table-cell>
        </table:table-row>
        <table:table-row table:style-name="ro1">
          <table:table-cell/>
          <table:table-cell office:value-type="float" office:value="29655" calcext:value-type="float">
            <text:p>29655</text:p>
          </table:table-cell>
        </table:table-row>
        <table:table-row table:style-name="ro1">
          <table:table-cell/>
          <table:table-cell office:value-type="float" office:value="21999" calcext:value-type="float">
            <text:p>21999</text:p>
          </table:table-cell>
        </table:table-row>
        <table:table-row table:style-name="ro1">
          <table:table-cell/>
          <table:table-cell office:value-type="float" office:value="23950" calcext:value-type="float">
            <text:p>23950</text:p>
          </table:table-cell>
        </table:table-row>
        <table:table-row table:style-name="ro1">
          <table:table-cell/>
          <table:table-cell office:value-type="float" office:value="23713" calcext:value-type="float">
            <text:p>23713</text:p>
          </table:table-cell>
        </table:table-row>
        <table:table-row table:style-name="ro1">
          <table:table-cell/>
          <table:table-cell office:value-type="float" office:value="24044" calcext:value-type="float">
            <text:p>24044</text:p>
          </table:table-cell>
        </table:table-row>
        <table:table-row table:style-name="ro1">
          <table:table-cell/>
          <table:table-cell office:value-type="float" office:value="23134" calcext:value-type="float">
            <text:p>23134</text:p>
          </table:table-cell>
        </table:table-row>
        <table:table-row table:style-name="ro1">
          <table:table-cell/>
          <table:table-cell office:value-type="float" office:value="22726" calcext:value-type="float">
            <text:p>22726</text:p>
          </table:table-cell>
        </table:table-row>
        <table:table-row table:style-name="ro1">
          <table:table-cell/>
          <table:table-cell office:value-type="float" office:value="23809" calcext:value-type="float">
            <text:p>23809</text:p>
          </table:table-cell>
        </table:table-row>
        <table:table-row table:style-name="ro1">
          <table:table-cell/>
          <table:table-cell office:value-type="float" office:value="24698" calcext:value-type="float">
            <text:p>24698</text:p>
          </table:table-cell>
        </table:table-row>
        <table:table-row table:style-name="ro1">
          <table:table-cell/>
          <table:table-cell office:value-type="float" office:value="24957" calcext:value-type="float">
            <text:p>24957</text:p>
          </table:table-cell>
        </table:table-row>
        <table:table-row table:style-name="ro1">
          <table:table-cell/>
          <table:table-cell office:value-type="float" office:value="25193" calcext:value-type="float">
            <text:p>25193</text:p>
          </table:table-cell>
        </table:table-row>
        <table:table-row table:style-name="ro1">
          <table:table-cell/>
          <table:table-cell office:value-type="float" office:value="26734" calcext:value-type="float">
            <text:p>26734</text:p>
          </table:table-cell>
        </table:table-row>
        <table:table-row table:style-name="ro1">
          <table:table-cell/>
          <table:table-cell office:value-type="float" office:value="24354" calcext:value-type="float">
            <text:p>24354</text:p>
          </table:table-cell>
        </table:table-row>
        <table:table-row table:style-name="ro1">
          <table:table-cell/>
          <table:table-cell office:value-type="float" office:value="23325" calcext:value-type="float">
            <text:p>23325</text:p>
          </table:table-cell>
        </table:table-row>
        <table:table-row table:style-name="ro1">
          <table:table-cell/>
          <table:table-cell office:value-type="float" office:value="21999" calcext:value-type="float">
            <text:p>21999</text:p>
          </table:table-cell>
        </table:table-row>
        <table:table-row table:style-name="ro1">
          <table:table-cell/>
          <table:table-cell office:value-type="float" office:value="25339" calcext:value-type="float">
            <text:p>25339</text:p>
          </table:table-cell>
        </table:table-row>
        <table:table-row table:style-name="ro1">
          <table:table-cell/>
          <table:table-cell office:value-type="float" office:value="29960" calcext:value-type="float">
            <text:p>29960</text:p>
          </table:table-cell>
        </table:table-row>
        <table:table-row table:style-name="ro1">
          <table:table-cell/>
          <table:table-cell office:value-type="float" office:value="26251" calcext:value-type="float">
            <text:p>26251</text:p>
          </table:table-cell>
        </table:table-row>
        <table:table-row table:style-name="ro1">
          <table:table-cell/>
          <table:table-cell office:value-type="float" office:value="24385" calcext:value-type="float">
            <text:p>24385</text:p>
          </table:table-cell>
        </table:table-row>
        <table:table-row table:style-name="ro1">
          <table:table-cell/>
          <table:table-cell office:value-type="float" office:value="24256" calcext:value-type="float">
            <text:p>24256</text:p>
          </table:table-cell>
        </table:table-row>
        <table:table-row table:style-name="ro1">
          <table:table-cell/>
          <table:table-cell office:value-type="float" office:value="22403" calcext:value-type="float">
            <text:p>22403</text:p>
          </table:table-cell>
        </table:table-row>
        <table:table-row table:style-name="ro1">
          <table:table-cell/>
          <table:table-cell office:value-type="float" office:value="23252" calcext:value-type="float">
            <text:p>23252</text:p>
          </table:table-cell>
        </table:table-row>
        <table:table-row table:style-name="ro1">
          <table:table-cell/>
          <table:table-cell office:value-type="float" office:value="25734" calcext:value-type="float">
            <text:p>25734</text:p>
          </table:table-cell>
        </table:table-row>
        <table:table-row table:style-name="ro1">
          <table:table-cell/>
          <table:table-cell office:value-type="float" office:value="30185" calcext:value-type="float">
            <text:p>30185</text:p>
          </table:table-cell>
        </table:table-row>
        <table:table-row table:style-name="ro1">
          <table:table-cell/>
          <table:table-cell office:value-type="float" office:value="25701" calcext:value-type="float">
            <text:p>25701</text:p>
          </table:table-cell>
        </table:table-row>
        <table:table-row table:style-name="ro1">
          <table:table-cell/>
          <table:table-cell office:value-type="float" office:value="23685" calcext:value-type="float">
            <text:p>23685</text:p>
          </table:table-cell>
        </table:table-row>
        <table:table-row table:style-name="ro1">
          <table:table-cell/>
          <table:table-cell office:value-type="float" office:value="22735" calcext:value-type="float">
            <text:p>22735</text:p>
          </table:table-cell>
        </table:table-row>
        <table:table-row table:style-name="ro1">
          <table:table-cell/>
          <table:table-cell office:value-type="float" office:value="22513" calcext:value-type="float">
            <text:p>22513</text:p>
          </table:table-cell>
        </table:table-row>
        <table:table-row table:style-name="ro1">
          <table:table-cell/>
          <table:table-cell office:value-type="float" office:value="24093" calcext:value-type="float">
            <text:p>24093</text:p>
          </table:table-cell>
        </table:table-row>
        <table:table-row table:style-name="ro1">
          <table:table-cell/>
          <table:table-cell office:value-type="float" office:value="26473" calcext:value-type="float">
            <text:p>26473</text:p>
          </table:table-cell>
        </table:table-row>
        <table:table-row table:style-name="ro1">
          <table:table-cell/>
          <table:table-cell office:value-type="float" office:value="24300" calcext:value-type="float">
            <text:p>24300</text:p>
          </table:table-cell>
        </table:table-row>
        <table:table-row table:style-name="ro1">
          <table:table-cell/>
          <table:table-cell office:value-type="float" office:value="23511" calcext:value-type="float">
            <text:p>23511</text:p>
          </table:table-cell>
        </table:table-row>
        <table:table-row table:style-name="ro1">
          <table:table-cell/>
          <table:table-cell office:value-type="float" office:value="24389" calcext:value-type="float">
            <text:p>24389</text:p>
          </table:table-cell>
        </table:table-row>
        <table:table-row table:style-name="ro1">
          <table:table-cell/>
          <table:table-cell office:value-type="float" office:value="22444" calcext:value-type="float">
            <text:p>22444</text:p>
          </table:table-cell>
        </table:table-row>
        <table:table-row table:style-name="ro1">
          <table:table-cell/>
          <table:table-cell office:value-type="float" office:value="22831" calcext:value-type="float">
            <text:p>22831</text:p>
          </table:table-cell>
        </table:table-row>
        <table:table-row table:style-name="ro1">
          <table:table-cell/>
          <table:table-cell office:value-type="float" office:value="23055" calcext:value-type="float">
            <text:p>23055</text:p>
          </table:table-cell>
        </table:table-row>
        <table:table-row table:style-name="ro1">
          <table:table-cell/>
          <table:table-cell office:value-type="float" office:value="29163" calcext:value-type="float">
            <text:p>29163</text:p>
          </table:table-cell>
        </table:table-row>
        <table:table-row table:style-name="ro1">
          <table:table-cell/>
          <table:table-cell office:value-type="float" office:value="25996" calcext:value-type="float">
            <text:p>25996</text:p>
          </table:table-cell>
        </table:table-row>
        <table:table-row table:style-name="ro1">
          <table:table-cell/>
          <table:table-cell office:value-type="float" office:value="23698" calcext:value-type="float">
            <text:p>23698</text:p>
          </table:table-cell>
        </table:table-row>
        <table:table-row table:style-name="ro1">
          <table:table-cell/>
          <table:table-cell office:value-type="float" office:value="22079" calcext:value-type="float">
            <text:p>22079</text:p>
          </table:table-cell>
        </table:table-row>
        <table:table-row table:style-name="ro1">
          <table:table-cell/>
          <table:table-cell office:value-type="float" office:value="30793" calcext:value-type="float">
            <text:p>30793</text:p>
          </table:table-cell>
        </table:table-row>
        <table:table-row table:style-name="ro1">
          <table:table-cell/>
          <table:table-cell office:value-type="float" office:value="30035" calcext:value-type="float">
            <text:p>30035</text:p>
          </table:table-cell>
        </table:table-row>
        <table:table-row table:style-name="ro1">
          <table:table-cell/>
          <table:table-cell office:value-type="float" office:value="29576" calcext:value-type="float">
            <text:p>29576</text:p>
          </table:table-cell>
        </table:table-row>
        <table:table-row table:style-name="ro1">
          <table:table-cell/>
          <table:table-cell office:value-type="float" office:value="23599" calcext:value-type="float">
            <text:p>23599</text:p>
          </table:table-cell>
        </table:table-row>
        <table:table-row table:style-name="ro1">
          <table:table-cell/>
          <table:table-cell office:value-type="float" office:value="23069" calcext:value-type="float">
            <text:p>23069</text:p>
          </table:table-cell>
        </table:table-row>
        <table:table-row table:style-name="ro1">
          <table:table-cell/>
          <table:table-cell office:value-type="float" office:value="23249" calcext:value-type="float">
            <text:p>23249</text:p>
          </table:table-cell>
        </table:table-row>
        <table:table-row table:style-name="ro1">
          <table:table-cell/>
          <table:table-cell office:value-type="float" office:value="26686" calcext:value-type="float">
            <text:p>26686</text:p>
          </table:table-cell>
        </table:table-row>
        <table:table-row table:style-name="ro1">
          <table:table-cell/>
          <table:table-cell office:value-type="float" office:value="27347" calcext:value-type="float">
            <text:p>27347</text:p>
          </table:table-cell>
        </table:table-row>
        <table:table-row table:style-name="ro1">
          <table:table-cell/>
          <table:table-cell office:value-type="float" office:value="25746" calcext:value-type="float">
            <text:p>25746</text:p>
          </table:table-cell>
        </table:table-row>
        <table:table-row table:style-name="ro1">
          <table:table-cell/>
          <table:table-cell office:value-type="float" office:value="24687" calcext:value-type="float">
            <text:p>24687</text:p>
          </table:table-cell>
        </table:table-row>
        <table:table-row table:style-name="ro1">
          <table:table-cell/>
          <table:table-cell office:value-type="float" office:value="23698" calcext:value-type="float">
            <text:p>23698</text:p>
          </table:table-cell>
        </table:table-row>
        <table:table-row table:style-name="ro1">
          <table:table-cell/>
          <table:table-cell office:value-type="float" office:value="22505" calcext:value-type="float">
            <text:p>22505</text:p>
          </table:table-cell>
        </table:table-row>
        <table:table-row table:style-name="ro1">
          <table:table-cell/>
          <table:table-cell office:value-type="float" office:value="24802" calcext:value-type="float">
            <text:p>24802</text:p>
          </table:table-cell>
        </table:table-row>
        <table:table-row table:style-name="ro1">
          <table:table-cell/>
          <table:table-cell office:value-type="float" office:value="24415" calcext:value-type="float">
            <text:p>24415</text:p>
          </table:table-cell>
        </table:table-row>
        <table:table-row table:style-name="ro1">
          <table:table-cell/>
          <table:table-cell office:value-type="float" office:value="27259" calcext:value-type="float">
            <text:p>27259</text:p>
          </table:table-cell>
        </table:table-row>
        <table:table-row table:style-name="ro1">
          <table:table-cell/>
          <table:table-cell office:value-type="float" office:value="23514" calcext:value-type="float">
            <text:p>23514</text:p>
          </table:table-cell>
        </table:table-row>
        <table:table-row table:style-name="ro1">
          <table:table-cell/>
          <table:table-cell office:value-type="float" office:value="23641" calcext:value-type="float">
            <text:p>23641</text:p>
          </table:table-cell>
        </table:table-row>
        <table:table-row table:style-name="ro1">
          <table:table-cell/>
          <table:table-cell office:value-type="float" office:value="22440" calcext:value-type="float">
            <text:p>22440</text:p>
          </table:table-cell>
        </table:table-row>
        <table:table-row table:style-name="ro1">
          <table:table-cell/>
          <table:table-cell office:value-type="float" office:value="25266" calcext:value-type="float">
            <text:p>25266</text:p>
          </table:table-cell>
        </table:table-row>
        <table:table-row table:style-name="ro1">
          <table:table-cell/>
          <table:table-cell office:value-type="float" office:value="23675" calcext:value-type="float">
            <text:p>23675</text:p>
          </table:table-cell>
        </table:table-row>
        <table:table-row table:style-name="ro1">
          <table:table-cell/>
          <table:table-cell office:value-type="float" office:value="23706" calcext:value-type="float">
            <text:p>23706</text:p>
          </table:table-cell>
        </table:table-row>
        <table:table-row table:style-name="ro1">
          <table:table-cell/>
          <table:table-cell office:value-type="float" office:value="24364" calcext:value-type="float">
            <text:p>24364</text:p>
          </table:table-cell>
        </table:table-row>
        <table:table-row table:style-name="ro1">
          <table:table-cell/>
          <table:table-cell office:value-type="float" office:value="23939" calcext:value-type="float">
            <text:p>23939</text:p>
          </table:table-cell>
        </table:table-row>
        <table:table-row table:style-name="ro1">
          <table:table-cell/>
          <table:table-cell office:value-type="float" office:value="24121" calcext:value-type="float">
            <text:p>24121</text:p>
          </table:table-cell>
        </table:table-row>
        <table:table-row table:style-name="ro1">
          <table:table-cell/>
          <table:table-cell office:value-type="float" office:value="21489" calcext:value-type="float">
            <text:p>21489</text:p>
          </table:table-cell>
        </table:table-row>
        <table:table-row table:style-name="ro1">
          <table:table-cell/>
          <table:table-cell office:value-type="float" office:value="24354" calcext:value-type="float">
            <text:p>24354</text:p>
          </table:table-cell>
        </table:table-row>
        <table:table-row table:style-name="ro1">
          <table:table-cell/>
          <table:table-cell office:value-type="float" office:value="24059" calcext:value-type="float">
            <text:p>24059</text:p>
          </table:table-cell>
        </table:table-row>
        <table:table-row table:style-name="ro1">
          <table:table-cell/>
          <table:table-cell office:value-type="float" office:value="30599" calcext:value-type="float">
            <text:p>30599</text:p>
          </table:table-cell>
        </table:table-row>
        <table:table-row table:style-name="ro1">
          <table:table-cell/>
          <table:table-cell office:value-type="float" office:value="24229" calcext:value-type="float">
            <text:p>24229</text:p>
          </table:table-cell>
        </table:table-row>
        <table:table-row table:style-name="ro1">
          <table:table-cell/>
          <table:table-cell office:value-type="float" office:value="24000" calcext:value-type="float">
            <text:p>24000</text:p>
          </table:table-cell>
        </table:table-row>
        <table:table-row table:style-name="ro1">
          <table:table-cell/>
          <table:table-cell office:value-type="float" office:value="24045" calcext:value-type="float">
            <text:p>24045</text:p>
          </table:table-cell>
        </table:table-row>
        <table:table-row table:style-name="ro1">
          <table:table-cell/>
          <table:table-cell office:value-type="float" office:value="29326" calcext:value-type="float">
            <text:p>29326</text:p>
          </table:table-cell>
        </table:table-row>
        <table:table-row table:style-name="ro1">
          <table:table-cell/>
          <table:table-cell office:value-type="float" office:value="25931" calcext:value-type="float">
            <text:p>25931</text:p>
          </table:table-cell>
        </table:table-row>
        <table:table-row table:style-name="ro1">
          <table:table-cell/>
          <table:table-cell office:value-type="float" office:value="23162" calcext:value-type="float">
            <text:p>23162</text:p>
          </table:table-cell>
        </table:table-row>
        <table:table-row table:style-name="ro1">
          <table:table-cell/>
          <table:table-cell office:value-type="float" office:value="24761" calcext:value-type="float">
            <text:p>24761</text:p>
          </table:table-cell>
        </table:table-row>
        <table:table-row table:style-name="ro1">
          <table:table-cell/>
          <table:table-cell office:value-type="float" office:value="23226" calcext:value-type="float">
            <text:p>23226</text:p>
          </table:table-cell>
        </table:table-row>
        <table:table-row table:style-name="ro1">
          <table:table-cell/>
          <table:table-cell office:value-type="float" office:value="26451" calcext:value-type="float">
            <text:p>26451</text:p>
          </table:table-cell>
        </table:table-row>
        <table:table-row table:style-name="ro1">
          <table:table-cell/>
          <table:table-cell office:value-type="float" office:value="24152" calcext:value-type="float">
            <text:p>24152</text:p>
          </table:table-cell>
        </table:table-row>
        <table:table-row table:style-name="ro1">
          <table:table-cell/>
          <table:table-cell office:value-type="float" office:value="22001" calcext:value-type="float">
            <text:p>22001</text:p>
          </table:table-cell>
        </table:table-row>
        <table:table-row table:style-name="ro1">
          <table:table-cell/>
          <table:table-cell office:value-type="float" office:value="22208" calcext:value-type="float">
            <text:p>22208</text:p>
          </table:table-cell>
        </table:table-row>
        <table:table-row table:style-name="ro1">
          <table:table-cell/>
          <table:table-cell office:value-type="float" office:value="25369" calcext:value-type="float">
            <text:p>25369</text:p>
          </table:table-cell>
        </table:table-row>
        <table:table-row table:style-name="ro1">
          <table:table-cell/>
          <table:table-cell office:value-type="float" office:value="23127" calcext:value-type="float">
            <text:p>23127</text:p>
          </table:table-cell>
        </table:table-row>
        <table:table-row table:style-name="ro1">
          <table:table-cell/>
          <table:table-cell office:value-type="float" office:value="26534" calcext:value-type="float">
            <text:p>26534</text:p>
          </table:table-cell>
        </table:table-row>
        <table:table-row table:style-name="ro1">
          <table:table-cell/>
          <table:table-cell office:value-type="float" office:value="26077" calcext:value-type="float">
            <text:p>26077</text:p>
          </table:table-cell>
        </table:table-row>
        <table:table-row table:style-name="ro1">
          <table:table-cell/>
          <table:table-cell office:value-type="float" office:value="25121" calcext:value-type="float">
            <text:p>25121</text:p>
          </table:table-cell>
        </table:table-row>
        <table:table-row table:style-name="ro1">
          <table:table-cell/>
          <table:table-cell office:value-type="float" office:value="26698" calcext:value-type="float">
            <text:p>26698</text:p>
          </table:table-cell>
        </table:table-row>
        <table:table-row table:style-name="ro1">
          <table:table-cell/>
          <table:table-cell office:value-type="float" office:value="23226" calcext:value-type="float">
            <text:p>23226</text:p>
          </table:table-cell>
        </table:table-row>
        <table:table-row table:style-name="ro1">
          <table:table-cell/>
          <table:table-cell office:value-type="float" office:value="22713" calcext:value-type="float">
            <text:p>22713</text:p>
          </table:table-cell>
        </table:table-row>
        <table:table-row table:style-name="ro1">
          <table:table-cell/>
          <table:table-cell office:value-type="float" office:value="23204" calcext:value-type="float">
            <text:p>23204</text:p>
          </table:table-cell>
        </table:table-row>
        <table:table-row table:style-name="ro1">
          <table:table-cell/>
          <table:table-cell office:value-type="float" office:value="23444" calcext:value-type="float">
            <text:p>23444</text:p>
          </table:table-cell>
        </table:table-row>
        <table:table-row table:style-name="ro1">
          <table:table-cell/>
          <table:table-cell office:value-type="float" office:value="25738" calcext:value-type="float">
            <text:p>25738</text:p>
          </table:table-cell>
        </table:table-row>
        <table:table-row table:style-name="ro1">
          <table:table-cell/>
          <table:table-cell office:value-type="float" office:value="24948" calcext:value-type="float">
            <text:p>24948</text:p>
          </table:table-cell>
        </table:table-row>
        <table:table-row table:style-name="ro1">
          <table:table-cell/>
          <table:table-cell office:value-type="float" office:value="23743" calcext:value-type="float">
            <text:p>23743</text:p>
          </table:table-cell>
        </table:table-row>
        <table:table-row table:style-name="ro1">
          <table:table-cell/>
          <table:table-cell office:value-type="float" office:value="27142" calcext:value-type="float">
            <text:p>27142</text:p>
          </table:table-cell>
        </table:table-row>
        <table:table-row table:style-name="ro1">
          <table:table-cell/>
          <table:table-cell office:value-type="float" office:value="25141" calcext:value-type="float">
            <text:p>25141</text:p>
          </table:table-cell>
        </table:table-row>
        <table:table-row table:style-name="ro1">
          <table:table-cell/>
          <table:table-cell office:value-type="float" office:value="22691" calcext:value-type="float">
            <text:p>22691</text:p>
          </table:table-cell>
        </table:table-row>
        <table:table-row table:style-name="ro1">
          <table:table-cell/>
          <table:table-cell office:value-type="float" office:value="24384" calcext:value-type="float">
            <text:p>24384</text:p>
          </table:table-cell>
        </table:table-row>
        <table:table-row table:style-name="ro1">
          <table:table-cell/>
          <table:table-cell office:value-type="float" office:value="26983" calcext:value-type="float">
            <text:p>26983</text:p>
          </table:table-cell>
        </table:table-row>
        <table:table-row table:style-name="ro1">
          <table:table-cell/>
          <table:table-cell office:value-type="float" office:value="24655" calcext:value-type="float">
            <text:p>24655</text:p>
          </table:table-cell>
        </table:table-row>
        <table:table-row table:style-name="ro1">
          <table:table-cell/>
          <table:table-cell office:value-type="float" office:value="25171" calcext:value-type="float">
            <text:p>25171</text:p>
          </table:table-cell>
        </table:table-row>
        <table:table-row table:style-name="ro1">
          <table:table-cell/>
          <table:table-cell office:value-type="float" office:value="24937" calcext:value-type="float">
            <text:p>24937</text:p>
          </table:table-cell>
        </table:table-row>
        <table:table-row table:style-name="ro1">
          <table:table-cell/>
          <table:table-cell office:value-type="float" office:value="26283" calcext:value-type="float">
            <text:p>26283</text:p>
          </table:table-cell>
        </table:table-row>
        <table:table-row table:style-name="ro1">
          <table:table-cell/>
          <table:table-cell office:value-type="float" office:value="22520" calcext:value-type="float">
            <text:p>22520</text:p>
          </table:table-cell>
        </table:table-row>
        <table:table-row table:style-name="ro1">
          <table:table-cell/>
          <table:table-cell office:value-type="float" office:value="22270" calcext:value-type="float">
            <text:p>22270</text:p>
          </table:table-cell>
        </table:table-row>
        <table:table-row table:style-name="ro1">
          <table:table-cell/>
          <table:table-cell office:value-type="float" office:value="24475" calcext:value-type="float">
            <text:p>24475</text:p>
          </table:table-cell>
        </table:table-row>
        <table:table-row table:style-name="ro1">
          <table:table-cell/>
          <table:table-cell office:value-type="float" office:value="25246" calcext:value-type="float">
            <text:p>25246</text:p>
          </table:table-cell>
        </table:table-row>
        <table:table-row table:style-name="ro1">
          <table:table-cell/>
          <table:table-cell office:value-type="float" office:value="24604" calcext:value-type="float">
            <text:p>24604</text:p>
          </table:table-cell>
        </table:table-row>
        <table:table-row table:style-name="ro1">
          <table:table-cell/>
          <table:table-cell office:value-type="float" office:value="23400" calcext:value-type="float">
            <text:p>23400</text:p>
          </table:table-cell>
        </table:table-row>
        <table:table-row table:style-name="ro1">
          <table:table-cell/>
          <table:table-cell office:value-type="float" office:value="26174" calcext:value-type="float">
            <text:p>26174</text:p>
          </table:table-cell>
        </table:table-row>
        <table:table-row table:style-name="ro1">
          <table:table-cell/>
          <table:table-cell office:value-type="float" office:value="23890" calcext:value-type="float">
            <text:p>23890</text:p>
          </table:table-cell>
        </table:table-row>
        <table:table-row table:style-name="ro1">
          <table:table-cell/>
          <table:table-cell office:value-type="float" office:value="22464" calcext:value-type="float">
            <text:p>22464</text:p>
          </table:table-cell>
        </table:table-row>
        <table:table-row table:style-name="ro1">
          <table:table-cell/>
          <table:table-cell office:value-type="float" office:value="22241" calcext:value-type="float">
            <text:p>22241</text:p>
          </table:table-cell>
        </table:table-row>
        <table:table-row table:style-name="ro1">
          <table:table-cell/>
          <table:table-cell office:value-type="float" office:value="25982" calcext:value-type="float">
            <text:p>25982</text:p>
          </table:table-cell>
        </table:table-row>
        <table:table-row table:style-name="ro1">
          <table:table-cell/>
          <table:table-cell office:value-type="float" office:value="26528" calcext:value-type="float">
            <text:p>26528</text:p>
          </table:table-cell>
        </table:table-row>
        <table:table-row table:style-name="ro1">
          <table:table-cell/>
          <table:table-cell office:value-type="float" office:value="29369" calcext:value-type="float">
            <text:p>29369</text:p>
          </table:table-cell>
        </table:table-row>
        <table:table-row table:style-name="ro1">
          <table:table-cell/>
          <table:table-cell office:value-type="float" office:value="26125" calcext:value-type="float">
            <text:p>26125</text:p>
          </table:table-cell>
        </table:table-row>
        <table:table-row table:style-name="ro1">
          <table:table-cell/>
          <table:table-cell office:value-type="float" office:value="24447" calcext:value-type="float">
            <text:p>24447</text:p>
          </table:table-cell>
        </table:table-row>
        <table:table-row table:style-name="ro1">
          <table:table-cell/>
          <table:table-cell office:value-type="float" office:value="24592" calcext:value-type="float">
            <text:p>24592</text:p>
          </table:table-cell>
        </table:table-row>
        <table:table-row table:style-name="ro1">
          <table:table-cell/>
          <table:table-cell office:value-type="float" office:value="23064" calcext:value-type="float">
            <text:p>23064</text:p>
          </table:table-cell>
        </table:table-row>
        <table:table-row table:style-name="ro1">
          <table:table-cell/>
          <table:table-cell office:value-type="float" office:value="25167" calcext:value-type="float">
            <text:p>25167</text:p>
          </table:table-cell>
        </table:table-row>
        <table:table-row table:style-name="ro1">
          <table:table-cell/>
          <table:table-cell office:value-type="float" office:value="21879" calcext:value-type="float">
            <text:p>21879</text:p>
          </table:table-cell>
        </table:table-row>
        <table:table-row table:style-name="ro1">
          <table:table-cell/>
          <table:table-cell office:value-type="float" office:value="27329" calcext:value-type="float">
            <text:p>27329</text:p>
          </table:table-cell>
        </table:table-row>
        <table:table-row table:style-name="ro1">
          <table:table-cell/>
          <table:table-cell office:value-type="float" office:value="27785" calcext:value-type="float">
            <text:p>27785</text:p>
          </table:table-cell>
        </table:table-row>
        <table:table-row table:style-name="ro1">
          <table:table-cell/>
          <table:table-cell office:value-type="float" office:value="24936" calcext:value-type="float">
            <text:p>24936</text:p>
          </table:table-cell>
        </table:table-row>
        <table:table-row table:style-name="ro1">
          <table:table-cell/>
          <table:table-cell office:value-type="float" office:value="23960" calcext:value-type="float">
            <text:p>23960</text:p>
          </table:table-cell>
        </table:table-row>
        <table:table-row table:style-name="ro1">
          <table:table-cell/>
          <table:table-cell office:value-type="float" office:value="23281" calcext:value-type="float">
            <text:p>23281</text:p>
          </table:table-cell>
        </table:table-row>
        <table:table-row table:style-name="ro1">
          <table:table-cell/>
          <table:table-cell office:value-type="float" office:value="23986" calcext:value-type="float">
            <text:p>23986</text:p>
          </table:table-cell>
        </table:table-row>
        <table:table-row table:style-name="ro1">
          <table:table-cell/>
          <table:table-cell office:value-type="float" office:value="22554" calcext:value-type="float">
            <text:p>22554</text:p>
          </table:table-cell>
        </table:table-row>
        <table:table-row table:style-name="ro1">
          <table:table-cell/>
          <table:table-cell office:value-type="float" office:value="22825" calcext:value-type="float">
            <text:p>22825</text:p>
          </table:table-cell>
        </table:table-row>
        <table:table-row table:style-name="ro1">
          <table:table-cell/>
          <table:table-cell office:value-type="float" office:value="25165" calcext:value-type="float">
            <text:p>25165</text:p>
          </table:table-cell>
        </table:table-row>
        <table:table-row table:style-name="ro1">
          <table:table-cell/>
          <table:table-cell office:value-type="float" office:value="25613" calcext:value-type="float">
            <text:p>25613</text:p>
          </table:table-cell>
        </table:table-row>
        <table:table-row table:style-name="ro1">
          <table:table-cell/>
          <table:table-cell office:value-type="float" office:value="24936" calcext:value-type="float">
            <text:p>24936</text:p>
          </table:table-cell>
        </table:table-row>
        <table:table-row table:style-name="ro1">
          <table:table-cell/>
          <table:table-cell office:value-type="float" office:value="24020" calcext:value-type="float">
            <text:p>24020</text:p>
          </table:table-cell>
        </table:table-row>
        <table:table-row table:style-name="ro1">
          <table:table-cell/>
          <table:table-cell office:value-type="float" office:value="22701" calcext:value-type="float">
            <text:p>22701</text:p>
          </table:table-cell>
        </table:table-row>
        <table:table-row table:style-name="ro1">
          <table:table-cell/>
          <table:table-cell office:value-type="float" office:value="25712" calcext:value-type="float">
            <text:p>25712</text:p>
          </table:table-cell>
        </table:table-row>
        <table:table-row table:style-name="ro1">
          <table:table-cell/>
          <table:table-cell office:value-type="float" office:value="25195" calcext:value-type="float">
            <text:p>25195</text:p>
          </table:table-cell>
        </table:table-row>
        <table:table-row table:style-name="ro1">
          <table:table-cell/>
          <table:table-cell office:value-type="float" office:value="23770" calcext:value-type="float">
            <text:p>23770</text:p>
          </table:table-cell>
        </table:table-row>
        <table:table-row table:style-name="ro1">
          <table:table-cell/>
          <table:table-cell office:value-type="float" office:value="24586" calcext:value-type="float">
            <text:p>24586</text:p>
          </table:table-cell>
        </table:table-row>
        <table:table-row table:style-name="ro1">
          <table:table-cell/>
          <table:table-cell office:value-type="float" office:value="30724" calcext:value-type="float">
            <text:p>30724</text:p>
          </table:table-cell>
        </table:table-row>
        <table:table-row table:style-name="ro1">
          <table:table-cell/>
          <table:table-cell office:value-type="float" office:value="23659" calcext:value-type="float">
            <text:p>23659</text:p>
          </table:table-cell>
        </table:table-row>
        <table:table-row table:style-name="ro1">
          <table:table-cell/>
          <table:table-cell office:value-type="float" office:value="24967" calcext:value-type="float">
            <text:p>24967</text:p>
          </table:table-cell>
        </table:table-row>
        <table:table-row table:style-name="ro1">
          <table:table-cell/>
          <table:table-cell office:value-type="float" office:value="29347" calcext:value-type="float">
            <text:p>29347</text:p>
          </table:table-cell>
        </table:table-row>
        <table:table-row table:style-name="ro1">
          <table:table-cell/>
          <table:table-cell office:value-type="float" office:value="23419" calcext:value-type="float">
            <text:p>23419</text:p>
          </table:table-cell>
        </table:table-row>
        <table:table-row table:style-name="ro1">
          <table:table-cell/>
          <table:table-cell office:value-type="float" office:value="23269" calcext:value-type="float">
            <text:p>23269</text:p>
          </table:table-cell>
        </table:table-row>
        <table:table-row table:style-name="ro1">
          <table:table-cell/>
          <table:table-cell office:value-type="float" office:value="26712" calcext:value-type="float">
            <text:p>26712</text:p>
          </table:table-cell>
        </table:table-row>
        <table:table-row table:style-name="ro1">
          <table:table-cell/>
          <table:table-cell office:value-type="float" office:value="25169" calcext:value-type="float">
            <text:p>25169</text:p>
          </table:table-cell>
        </table:table-row>
        <table:table-row table:style-name="ro1">
          <table:table-cell/>
          <table:table-cell office:value-type="float" office:value="25506" calcext:value-type="float">
            <text:p>25506</text:p>
          </table:table-cell>
        </table:table-row>
        <table:table-row table:style-name="ro1">
          <table:table-cell/>
          <table:table-cell office:value-type="float" office:value="27178" calcext:value-type="float">
            <text:p>27178</text:p>
          </table:table-cell>
        </table:table-row>
        <table:table-row table:style-name="ro1">
          <table:table-cell/>
          <table:table-cell office:value-type="float" office:value="24127" calcext:value-type="float">
            <text:p>24127</text:p>
          </table:table-cell>
        </table:table-row>
        <table:table-row table:style-name="ro1">
          <table:table-cell/>
          <table:table-cell office:value-type="float" office:value="25634" calcext:value-type="float">
            <text:p>25634</text:p>
          </table:table-cell>
        </table:table-row>
        <table:table-row table:style-name="ro1">
          <table:table-cell/>
          <table:table-cell office:value-type="float" office:value="24383" calcext:value-type="float">
            <text:p>24383</text:p>
          </table:table-cell>
        </table:table-row>
        <table:table-row table:style-name="ro1">
          <table:table-cell/>
          <table:table-cell office:value-type="float" office:value="26087" calcext:value-type="float">
            <text:p>26087</text:p>
          </table:table-cell>
        </table:table-row>
        <table:table-row table:style-name="ro1">
          <table:table-cell/>
          <table:table-cell office:value-type="float" office:value="23928" calcext:value-type="float">
            <text:p>23928</text:p>
          </table:table-cell>
        </table:table-row>
        <table:table-row table:style-name="ro1">
          <table:table-cell/>
          <table:table-cell office:value-type="float" office:value="25585" calcext:value-type="float">
            <text:p>25585</text:p>
          </table:table-cell>
        </table:table-row>
        <table:table-row table:style-name="ro1">
          <table:table-cell/>
          <table:table-cell office:value-type="float" office:value="27096" calcext:value-type="float">
            <text:p>27096</text:p>
          </table:table-cell>
        </table:table-row>
        <table:table-row table:style-name="ro1">
          <table:table-cell/>
          <table:table-cell office:value-type="float" office:value="27439" calcext:value-type="float">
            <text:p>27439</text:p>
          </table:table-cell>
        </table:table-row>
        <table:table-row table:style-name="ro1">
          <table:table-cell/>
          <table:table-cell office:value-type="float" office:value="26282" calcext:value-type="float">
            <text:p>26282</text:p>
          </table:table-cell>
        </table:table-row>
        <table:table-row table:style-name="ro1">
          <table:table-cell/>
          <table:table-cell office:value-type="float" office:value="23279" calcext:value-type="float">
            <text:p>23279</text:p>
          </table:table-cell>
        </table:table-row>
        <table:table-row table:style-name="ro1">
          <table:table-cell/>
          <table:table-cell office:value-type="float" office:value="28200" calcext:value-type="float">
            <text:p>28200</text:p>
          </table:table-cell>
        </table:table-row>
        <table:table-row table:style-name="ro1">
          <table:table-cell/>
          <table:table-cell office:value-type="float" office:value="26206" calcext:value-type="float">
            <text:p>26206</text:p>
          </table:table-cell>
        </table:table-row>
        <table:table-row table:style-name="ro1">
          <table:table-cell/>
          <table:table-cell office:value-type="float" office:value="24415" calcext:value-type="float">
            <text:p>24415</text:p>
          </table:table-cell>
        </table:table-row>
        <table:table-row table:style-name="ro1">
          <table:table-cell/>
          <table:table-cell office:value-type="float" office:value="24974" calcext:value-type="float">
            <text:p>24974</text:p>
          </table:table-cell>
        </table:table-row>
        <table:table-row table:style-name="ro1">
          <table:table-cell/>
          <table:table-cell office:value-type="float" office:value="22314" calcext:value-type="float">
            <text:p>22314</text:p>
          </table:table-cell>
        </table:table-row>
        <table:table-row table:style-name="ro1">
          <table:table-cell/>
          <table:table-cell office:value-type="float" office:value="23353" calcext:value-type="float">
            <text:p>23353</text:p>
          </table:table-cell>
        </table:table-row>
        <table:table-row table:style-name="ro1">
          <table:table-cell/>
          <table:table-cell office:value-type="float" office:value="22112" calcext:value-type="float">
            <text:p>22112</text:p>
          </table:table-cell>
        </table:table-row>
        <table:table-row table:style-name="ro1">
          <table:table-cell/>
          <table:table-cell office:value-type="float" office:value="27304" calcext:value-type="float">
            <text:p>27304</text:p>
          </table:table-cell>
        </table:table-row>
        <table:table-row table:style-name="ro1">
          <table:table-cell/>
          <table:table-cell office:value-type="float" office:value="27885" calcext:value-type="float">
            <text:p>27885</text:p>
          </table:table-cell>
        </table:table-row>
        <table:table-row table:style-name="ro1">
          <table:table-cell/>
          <table:table-cell office:value-type="float" office:value="25374" calcext:value-type="float">
            <text:p>25374</text:p>
          </table:table-cell>
        </table:table-row>
        <table:table-row table:style-name="ro1">
          <table:table-cell/>
          <table:table-cell office:value-type="float" office:value="26891" calcext:value-type="float">
            <text:p>26891</text:p>
          </table:table-cell>
        </table:table-row>
        <table:table-row table:style-name="ro1">
          <table:table-cell/>
          <table:table-cell office:value-type="float" office:value="25671" calcext:value-type="float">
            <text:p>25671</text:p>
          </table:table-cell>
        </table:table-row>
        <table:table-row table:style-name="ro1">
          <table:table-cell/>
          <table:table-cell office:value-type="float" office:value="23905" calcext:value-type="float">
            <text:p>23905</text:p>
          </table:table-cell>
        </table:table-row>
        <table:table-row table:style-name="ro1">
          <table:table-cell/>
          <table:table-cell office:value-type="float" office:value="24304" calcext:value-type="float">
            <text:p>24304</text:p>
          </table:table-cell>
        </table:table-row>
        <table:table-row table:style-name="ro1">
          <table:table-cell/>
          <table:table-cell office:value-type="float" office:value="28607" calcext:value-type="float">
            <text:p>28607</text:p>
          </table:table-cell>
        </table:table-row>
        <table:table-row table:style-name="ro1">
          <table:table-cell/>
          <table:table-cell office:value-type="float" office:value="21877" calcext:value-type="float">
            <text:p>21877</text:p>
          </table:table-cell>
        </table:table-row>
        <table:table-row table:style-name="ro1">
          <table:table-cell/>
          <table:table-cell office:value-type="float" office:value="22805" calcext:value-type="float">
            <text:p>22805</text:p>
          </table:table-cell>
        </table:table-row>
        <table:table-row table:style-name="ro1">
          <table:table-cell/>
          <table:table-cell office:value-type="float" office:value="24753" calcext:value-type="float">
            <text:p>24753</text:p>
          </table:table-cell>
        </table:table-row>
        <table:table-row table:style-name="ro1">
          <table:table-cell/>
          <table:table-cell office:value-type="float" office:value="30282" calcext:value-type="float">
            <text:p>30282</text:p>
          </table:table-cell>
        </table:table-row>
        <table:table-row table:style-name="ro1">
          <table:table-cell/>
          <table:table-cell office:value-type="float" office:value="26289" calcext:value-type="float">
            <text:p>26289</text:p>
          </table:table-cell>
        </table:table-row>
        <table:table-row table:style-name="ro1">
          <table:table-cell/>
          <table:table-cell office:value-type="float" office:value="23064" calcext:value-type="float">
            <text:p>23064</text:p>
          </table:table-cell>
        </table:table-row>
        <table:table-row table:style-name="ro1">
          <table:table-cell/>
          <table:table-cell office:value-type="float" office:value="27731" calcext:value-type="float">
            <text:p>27731</text:p>
          </table:table-cell>
        </table:table-row>
        <table:table-row table:style-name="ro1">
          <table:table-cell/>
          <table:table-cell office:value-type="float" office:value="23266" calcext:value-type="float">
            <text:p>23266</text:p>
          </table:table-cell>
        </table:table-row>
        <table:table-row table:style-name="ro1">
          <table:table-cell/>
          <table:table-cell office:value-type="float" office:value="24986" calcext:value-type="float">
            <text:p>24986</text:p>
          </table:table-cell>
        </table:table-row>
        <table:table-row table:style-name="ro1">
          <table:table-cell/>
          <table:table-cell office:value-type="float" office:value="32718" calcext:value-type="float">
            <text:p>32718</text:p>
          </table:table-cell>
        </table:table-row>
        <table:table-row table:style-name="ro1">
          <table:table-cell/>
          <table:table-cell office:value-type="float" office:value="26063" calcext:value-type="float">
            <text:p>26063</text:p>
          </table:table-cell>
        </table:table-row>
        <table:table-row table:style-name="ro1">
          <table:table-cell/>
          <table:table-cell office:value-type="float" office:value="23088" calcext:value-type="float">
            <text:p>23088</text:p>
          </table:table-cell>
        </table:table-row>
        <table:table-row table:style-name="ro1">
          <table:table-cell/>
          <table:table-cell office:value-type="float" office:value="22988" calcext:value-type="float">
            <text:p>22988</text:p>
          </table:table-cell>
        </table:table-row>
        <table:table-row table:style-name="ro1">
          <table:table-cell/>
          <table:table-cell office:value-type="float" office:value="26824" calcext:value-type="float">
            <text:p>26824</text:p>
          </table:table-cell>
        </table:table-row>
        <table:table-row table:style-name="ro1">
          <table:table-cell/>
          <table:table-cell office:value-type="float" office:value="24748" calcext:value-type="float">
            <text:p>24748</text:p>
          </table:table-cell>
        </table:table-row>
        <table:table-row table:style-name="ro1">
          <table:table-cell/>
          <table:table-cell office:value-type="float" office:value="24738" calcext:value-type="float">
            <text:p>24738</text:p>
          </table:table-cell>
        </table:table-row>
        <table:table-row table:style-name="ro1">
          <table:table-cell/>
          <table:table-cell office:value-type="float" office:value="25664" calcext:value-type="float">
            <text:p>25664</text:p>
          </table:table-cell>
        </table:table-row>
        <table:table-row table:style-name="ro1">
          <table:table-cell/>
          <table:table-cell office:value-type="float" office:value="24155" calcext:value-type="float">
            <text:p>24155</text:p>
          </table:table-cell>
        </table:table-row>
        <table:table-row table:style-name="ro1">
          <table:table-cell/>
          <table:table-cell office:value-type="float" office:value="23001" calcext:value-type="float">
            <text:p>23001</text:p>
          </table:table-cell>
        </table:table-row>
        <table:table-row table:style-name="ro1">
          <table:table-cell/>
          <table:table-cell office:value-type="float" office:value="21221" calcext:value-type="float">
            <text:p>21221</text:p>
          </table:table-cell>
        </table:table-row>
        <table:table-row table:style-name="ro1">
          <table:table-cell/>
          <table:table-cell office:value-type="float" office:value="25726" calcext:value-type="float">
            <text:p>25726</text:p>
          </table:table-cell>
        </table:table-row>
        <table:table-row table:style-name="ro1">
          <table:table-cell/>
          <table:table-cell office:value-type="float" office:value="23741" calcext:value-type="float">
            <text:p>23741</text:p>
          </table:table-cell>
        </table:table-row>
        <table:table-row table:style-name="ro1">
          <table:table-cell/>
          <table:table-cell office:value-type="float" office:value="23778" calcext:value-type="float">
            <text:p>23778</text:p>
          </table:table-cell>
        </table:table-row>
        <table:table-row table:style-name="ro1">
          <table:table-cell/>
          <table:table-cell office:value-type="float" office:value="24166" calcext:value-type="float">
            <text:p>241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05:59:41.791534267</meta:creation-date>
    <dc:date>2018-05-15T06:00:51.839315376</dc:date>
    <meta:editing-duration>PT1M10S</meta:editing-duration>
    <meta:editing-cycles>1</meta:editing-cycles>
    <meta:document-statistic meta:table-count="1" meta:cell-count="50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056cm" svg:height="8.994cm" xlink:href=".." xlink:type="simple" chart:class="chart:line" chart:style-name="ch1">
        <chart:legend chart:legend-position="end" svg:x="35.793cm" svg:y="4.198cm" style:legend-expansion="high" chart:style-name="ch2"/>
        <chart:plot-area chart:style-name="ch3" table:cell-range-address="Sheet1.B1:Sheet1.B500" svg:x="0.761cm" svg:y="0.179cm" svg:width="34.271cm" svg:height="8.636cm">
          <chartooo:coordinate-region svg:x="1.938cm" svg:y="0.3cm" svg:width="33.094cm" svg:height="7.5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360">
                <text:p>43360</text:p>
                <draw:g>
                  <svg:desc>Sheet1.B1:Sheet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579">
                <text:p>215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311">
                <text:p>163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545">
                <text:p>155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684">
                <text:p>156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947">
                <text:p>159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565">
                <text:p>165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962">
                <text:p>159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611">
                <text:p>146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276">
                <text:p>152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109">
                <text:p>151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465">
                <text:p>154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294">
                <text:p>172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186">
                <text:p>161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2">
                <text:p>16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306">
                <text:p>163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219">
                <text:p>152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398">
                <text:p>163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028">
                <text:p>150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897">
                <text:p>158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737">
                <text:p>157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742">
                <text:p>167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763">
                <text:p>157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869">
                <text:p>148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515">
                <text:p>155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646">
                <text:p>156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549">
                <text:p>155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483">
                <text:p>174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423">
                <text:p>154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735">
                <text:p>157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007">
                <text:p>150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959">
                <text:p>159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604">
                <text:p>176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349">
                <text:p>153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171">
                <text:p>151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587">
                <text:p>145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274">
                <text:p>162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335">
                <text:p>173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103">
                <text:p>161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016">
                <text:p>170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885">
                <text:p>148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716">
                <text:p>157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770">
                <text:p>1477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503">
                <text:p>205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605">
                <text:p>166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298">
                <text:p>152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020">
                <text:p>150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022">
                <text:p>160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726">
                <text:p>177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592">
                <text:p>165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149">
                <text:p>151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390">
                <text:p>1539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797">
                <text:p>147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122">
                <text:p>151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66">
                <text:p>171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339">
                <text:p>143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862">
                <text:p>158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187">
                <text:p>151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157">
                <text:p>151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515">
                <text:p>155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613">
                <text:p>166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233">
                <text:p>162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155">
                <text:p>151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426">
                <text:p>144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673">
                <text:p>176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337">
                <text:p>153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294">
                <text:p>162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018">
                <text:p>160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041">
                <text:p>150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003">
                <text:p>170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552">
                <text:p>155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543">
                <text:p>145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304">
                <text:p>163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739">
                <text:p>157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612">
                <text:p>156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820">
                <text:p>1682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812">
                <text:p>158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596">
                <text:p>165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542">
                <text:p>155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994">
                <text:p>169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622">
                <text:p>156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324">
                <text:p>153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794">
                <text:p>157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631">
                <text:p>156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853">
                <text:p>168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341">
                <text:p>153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722">
                <text:p>167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841">
                <text:p>158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620">
                <text:p>1462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470">
                <text:p>1547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562">
                <text:p>155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768">
                <text:p>157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928">
                <text:p>159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652">
                <text:p>156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482">
                <text:p>144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922">
                <text:p>169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694">
                <text:p>146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338">
                <text:p>153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141">
                <text:p>161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582">
                <text:p>155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669">
                <text:p>156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859">
                <text:p>1585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158">
                <text:p>151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238">
                <text:p>142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919">
                <text:p>149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472">
                <text:p>154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876">
                <text:p>168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735">
                <text:p>167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318">
                <text:p>143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392">
                <text:p>163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019">
                <text:p>150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660">
                <text:p>1466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900">
                <text:p>169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880">
                <text:p>1588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027">
                <text:p>180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047">
                <text:p>150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132">
                <text:p>151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715">
                <text:p>167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432">
                <text:p>224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785">
                <text:p>267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904">
                <text:p>269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507">
                <text:p>255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286">
                <text:p>232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738">
                <text:p>247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750">
                <text:p>2275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477">
                <text:p>264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2582">
                <text:p>225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5239">
                <text:p>252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5171">
                <text:p>251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3863">
                <text:p>238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3492">
                <text:p>234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3095">
                <text:p>230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794">
                <text:p>2279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3526">
                <text:p>235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5007">
                <text:p>250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421">
                <text:p>244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024">
                <text:p>260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330">
                <text:p>2533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990">
                <text:p>2299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081">
                <text:p>220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936">
                <text:p>249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2782">
                <text:p>227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639">
                <text:p>246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4831">
                <text:p>248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546">
                <text:p>245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383">
                <text:p>2238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707">
                <text:p>2270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264">
                <text:p>252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018">
                <text:p>250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3943">
                <text:p>239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3288">
                <text:p>232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2788">
                <text:p>227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3380">
                <text:p>2338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3380">
                <text:p>2338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7982">
                <text:p>279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547">
                <text:p>285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5979">
                <text:p>2597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4229">
                <text:p>242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2291">
                <text:p>222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2551">
                <text:p>225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3865">
                <text:p>238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958">
                <text:p>259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4315">
                <text:p>243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4323">
                <text:p>243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604">
                <text:p>256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8464">
                <text:p>284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0022">
                <text:p>300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2772">
                <text:p>227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3995">
                <text:p>239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4458">
                <text:p>244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5410">
                <text:p>2541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5429">
                <text:p>254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691">
                <text:p>246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842">
                <text:p>228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2839">
                <text:p>228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4181">
                <text:p>241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3365">
                <text:p>2336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3059">
                <text:p>230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2225">
                <text:p>222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3829">
                <text:p>238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7105">
                <text:p>271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305">
                <text:p>263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3480">
                <text:p>2348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4204">
                <text:p>242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661">
                <text:p>236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239">
                <text:p>222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802">
                <text:p>258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3457">
                <text:p>234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3844">
                <text:p>238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3832">
                <text:p>2383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751">
                <text:p>237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2489">
                <text:p>2248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3793">
                <text:p>237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4771">
                <text:p>247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6258">
                <text:p>262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4243">
                <text:p>2424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698">
                <text:p>2369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997">
                <text:p>2299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403">
                <text:p>2240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933">
                <text:p>2393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9586">
                <text:p>2958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4785">
                <text:p>2478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575">
                <text:p>225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802">
                <text:p>218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5117">
                <text:p>2511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971">
                <text:p>2297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0823">
                <text:p>3082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0607">
                <text:p>306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413">
                <text:p>2641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6029">
                <text:p>2602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4279">
                <text:p>2427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432">
                <text:p>254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046">
                <text:p>2504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224">
                <text:p>2522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9201">
                <text:p>292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584">
                <text:p>235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395">
                <text:p>2339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8456">
                <text:p>284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916">
                <text:p>239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739">
                <text:p>2473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358">
                <text:p>2135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676">
                <text:p>236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5255">
                <text:p>252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0039">
                <text:p>3003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6033">
                <text:p>260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175">
                <text:p>241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5108">
                <text:p>2510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939">
                <text:p>219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385">
                <text:p>243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135">
                <text:p>2313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205">
                <text:p>242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7855">
                <text:p>2785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276">
                <text:p>2327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562">
                <text:p>2456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1641">
                <text:p>2164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290">
                <text:p>2529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6672">
                <text:p>2667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3613">
                <text:p>236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3406">
                <text:p>2340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041">
                <text:p>2404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991">
                <text:p>259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2241">
                <text:p>2224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126">
                <text:p>241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3643">
                <text:p>2364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6150">
                <text:p>2615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3135">
                <text:p>231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299">
                <text:p>242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3316">
                <text:p>233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1986">
                <text:p>2198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3375">
                <text:p>233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147">
                <text:p>2314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6985">
                <text:p>2698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3635">
                <text:p>2363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3435">
                <text:p>2343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1460">
                <text:p>2146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3232">
                <text:p>2323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3092">
                <text:p>2309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3092">
                <text:p>2309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3767">
                <text:p>237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634">
                <text:p>2463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2049">
                <text:p>2204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2663">
                <text:p>226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543">
                <text:p>2654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9948">
                <text:p>2994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301">
                <text:p>253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4175">
                <text:p>241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4911">
                <text:p>2491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1631">
                <text:p>2163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3130">
                <text:p>2313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4003">
                <text:p>2400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2267">
                <text:p>322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8427">
                <text:p>2842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3426">
                <text:p>234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6065">
                <text:p>2606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2888">
                <text:p>2288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1923">
                <text:p>2192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5292">
                <text:p>2529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5580">
                <text:p>2558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24">
                <text:p>2842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6558">
                <text:p>2655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4335">
                <text:p>2433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4127">
                <text:p>2412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2741">
                <text:p>2274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2132">
                <text:p>221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5970">
                <text:p>2597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3816">
                <text:p>2381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5055">
                <text:p>250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3509">
                <text:p>2350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1868">
                <text:p>2186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2811">
                <text:p>2281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8498">
                <text:p>2849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87">
                <text:p>2968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092">
                <text:p>3009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644">
                <text:p>2964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5954">
                <text:p>2595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3294">
                <text:p>2329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4612">
                <text:p>2461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3128">
                <text:p>2312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9655">
                <text:p>2965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1999">
                <text:p>2199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3950">
                <text:p>2395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3713">
                <text:p>2371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4044">
                <text:p>2404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3134">
                <text:p>2313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2726">
                <text:p>2272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3809">
                <text:p>2380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4698">
                <text:p>2469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4957">
                <text:p>2495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5193">
                <text:p>2519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6734">
                <text:p>2673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4354">
                <text:p>2435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3325">
                <text:p>233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1999">
                <text:p>2199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5339">
                <text:p>2533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9960">
                <text:p>2996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6251">
                <text:p>2625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4385">
                <text:p>2438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4256">
                <text:p>2425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2403">
                <text:p>2240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3252">
                <text:p>2325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5734">
                <text:p>2573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0185">
                <text:p>3018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5701">
                <text:p>2570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3685">
                <text:p>2368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2735">
                <text:p>2273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2513">
                <text:p>225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4093">
                <text:p>2409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6473">
                <text:p>2647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4300">
                <text:p>2430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3511">
                <text:p>2351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4389">
                <text:p>2438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2444">
                <text:p>2244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2831">
                <text:p>2283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3055">
                <text:p>2305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9163">
                <text:p>2916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5996">
                <text:p>2599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3698">
                <text:p>2369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2079">
                <text:p>2207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0793">
                <text:p>3079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0035">
                <text:p>3003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9576">
                <text:p>2957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3599">
                <text:p>2359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3069">
                <text:p>2306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3249">
                <text:p>2324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6686">
                <text:p>2668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7347">
                <text:p>2734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5746">
                <text:p>2574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4687">
                <text:p>2468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3698">
                <text:p>2369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2505">
                <text:p>2250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4802">
                <text:p>2480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4415">
                <text:p>2441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7259">
                <text:p>2725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3514">
                <text:p>235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3641">
                <text:p>2364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2440">
                <text:p>2244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5266">
                <text:p>2526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3675">
                <text:p>236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3706">
                <text:p>2370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4364">
                <text:p>243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3939">
                <text:p>2393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4121">
                <text:p>2412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1489">
                <text:p>2148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4354">
                <text:p>2435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4059">
                <text:p>2405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0599">
                <text:p>3059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4229">
                <text:p>2422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4000">
                <text:p>2400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4045">
                <text:p>2404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9326">
                <text:p>2932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5931">
                <text:p>2593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3162">
                <text:p>2316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4761">
                <text:p>2476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3226">
                <text:p>2322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6451">
                <text:p>2645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4152">
                <text:p>2415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2001">
                <text:p>2200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2208">
                <text:p>2220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5369">
                <text:p>2536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3127">
                <text:p>2312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6534">
                <text:p>2653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6077">
                <text:p>2607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5121">
                <text:p>2512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6698">
                <text:p>2669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3226">
                <text:p>2322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2713">
                <text:p>2271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3204">
                <text:p>2320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3444">
                <text:p>2344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5738">
                <text:p>2573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4948">
                <text:p>2494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3743">
                <text:p>2374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7142">
                <text:p>2714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5141">
                <text:p>2514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2691">
                <text:p>2269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4384">
                <text:p>2438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6983">
                <text:p>2698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4655">
                <text:p>2465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5171">
                <text:p>2517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4937">
                <text:p>2493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6283">
                <text:p>2628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2520">
                <text:p>2252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2270">
                <text:p>2227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4475">
                <text:p>2447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5246">
                <text:p>2524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4604">
                <text:p>2460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3400">
                <text:p>2340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6174">
                <text:p>2617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3890">
                <text:p>2389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2464">
                <text:p>2246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2241">
                <text:p>2224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5982">
                <text:p>2598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6528">
                <text:p>2652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9369">
                <text:p>2936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6125">
                <text:p>2612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4447">
                <text:p>2444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4592">
                <text:p>2459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3064">
                <text:p>2306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5167">
                <text:p>2516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1879">
                <text:p>2187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7329">
                <text:p>2732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7785">
                <text:p>2778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4936">
                <text:p>2493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3960">
                <text:p>2396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3281">
                <text:p>2328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3986">
                <text:p>2398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2554">
                <text:p>2255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2825">
                <text:p>2282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5165">
                <text:p>2516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5613">
                <text:p>2561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4936">
                <text:p>2493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4020">
                <text:p>2402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2701">
                <text:p>2270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5712">
                <text:p>2571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5195">
                <text:p>2519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3770">
                <text:p>2377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4586">
                <text:p>2458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0724">
                <text:p>3072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3659">
                <text:p>2365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4967">
                <text:p>2496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9347">
                <text:p>2934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3419">
                <text:p>2341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3269">
                <text:p>2326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6712">
                <text:p>2671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5169">
                <text:p>2516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5506">
                <text:p>2550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7178">
                <text:p>2717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4127">
                <text:p>2412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5634">
                <text:p>2563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4383">
                <text:p>2438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6087">
                <text:p>2608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3928">
                <text:p>2392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5585">
                <text:p>2558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7096">
                <text:p>2709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7439">
                <text:p>2743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6282">
                <text:p>2628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3279">
                <text:p>2327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8200">
                <text:p>2820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6206">
                <text:p>2620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4415">
                <text:p>2441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4974">
                <text:p>2497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2314">
                <text:p>2231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3353">
                <text:p>2335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2112">
                <text:p>2211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7304">
                <text:p>2730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7885">
                <text:p>2788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5374">
                <text:p>2537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6891">
                <text:p>2689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5671">
                <text:p>2567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3905">
                <text:p>2390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4304">
                <text:p>2430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8607">
                <text:p>2860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1877">
                <text:p>2187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2805">
                <text:p>2280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4753">
                <text:p>2475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0282">
                <text:p>3028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6289">
                <text:p>2628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3064">
                <text:p>2306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7731">
                <text:p>2773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3266">
                <text:p>2326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4986">
                <text:p>2498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2718">
                <text:p>3271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6063">
                <text:p>2606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3088">
                <text:p>2308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2988">
                <text:p>2298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6824">
                <text:p>2682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4748">
                <text:p>2474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4738">
                <text:p>2473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5664">
                <text:p>2566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4155">
                <text:p>2415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3001">
                <text:p>2300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1221">
                <text:p>2122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5726">
                <text:p>2572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3741">
                <text:p>2374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3778">
                <text:p>2377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4166">
                <text:p>241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